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s/Version40" manifest:media-type=""/>
  <manifest:file-entry manifest:full-path="Versions/Version15" manifest:media-type=""/>
  <manifest:file-entry manifest:full-path="Versions/Version41" manifest:media-type=""/>
  <manifest:file-entry manifest:full-path="Versions/Version16" manifest:media-type=""/>
  <manifest:file-entry manifest:full-path="Versions/Version42" manifest:media-type=""/>
  <manifest:file-entry manifest:full-path="Versions/Version17" manifest:media-type=""/>
  <manifest:file-entry manifest:full-path="Versions/Version43" manifest:media-type=""/>
  <manifest:file-entry manifest:full-path="Versions/Version18" manifest:media-type=""/>
  <manifest:file-entry manifest:full-path="Versions/Version44" manifest:media-type=""/>
  <manifest:file-entry manifest:full-path="Versions/Version19" manifest:media-type=""/>
  <manifest:file-entry manifest:full-path="Versions/Version45" manifest:media-type=""/>
  <manifest:file-entry manifest:full-path="Versions/Version30" manifest:media-type=""/>
  <manifest:file-entry manifest:full-path="Versions/Version31" manifest:media-type=""/>
  <manifest:file-entry manifest:full-path="Versions/Version32" manifest:media-type=""/>
  <manifest:file-entry manifest:full-path="Versions/Version33" manifest:media-type=""/>
  <manifest:file-entry manifest:full-path="Versions/Version34" manifest:media-type=""/>
  <manifest:file-entry manifest:full-path="Versions/Version35" manifest:media-type=""/>
  <manifest:file-entry manifest:full-path="Versions/Version36" manifest:media-type=""/>
  <manifest:file-entry manifest:full-path="Versions/Version37" manifest:media-type=""/>
  <manifest:file-entry manifest:full-path="Versions/Version1" manifest:media-type=""/>
  <manifest:file-entry manifest:full-path="Versions/Version38" manifest:media-type=""/>
  <manifest:file-entry manifest:full-path="Versions/Version2" manifest:media-type=""/>
  <manifest:file-entry manifest:full-path="Versions/Version39"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9" manifest:media-type=""/>
  <manifest:file-entry manifest:full-path="Versions/Version20" manifest:media-type=""/>
  <manifest:file-entry manifest:full-path="Versions/Version21" manifest:media-type=""/>
  <manifest:file-entry manifest:full-path="Versions/Version22" manifest:media-type=""/>
  <manifest:file-entry manifest:full-path="Versions/Version23" manifest:media-type=""/>
  <manifest:file-entry manifest:full-path="Versions/Version24" manifest:media-type=""/>
  <manifest:file-entry manifest:full-path="Versions/Version25" manifest:media-type=""/>
  <manifest:file-entry manifest:full-path="Versions/Version26" manifest:media-type=""/>
  <manifest:file-entry manifest:full-path="Versions/Version27" manifest:media-type=""/>
  <manifest:file-entry manifest:full-path="Versions/Version28" manifest:media-type=""/>
  <manifest:file-entry manifest:full-path="Versions/Version29" manifest:media-type=""/>
  <manifest:file-entry manifest:full-path="layout-cache" manifest:media-type="application/binary"/>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VersionList.xml" manifest:media-type=""/>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tExtensions" style:family="table">
      <style:table-properties style:width="16.981cm" table:align="right"/>
    </style:style>
    <style:style style:name="CompatExtensions.A" style:family="table-column">
      <style:table-column-properties style:column-width="3.367cm"/>
    </style:style>
    <style:style style:name="CompatExtensions.B" style:family="table-column">
      <style:table-column-properties style:column-width="3.415cm"/>
    </style:style>
    <style:style style:name="CompatExtensions.C" style:family="table-column">
      <style:table-column-properties style:column-width="3.392cm"/>
    </style:style>
    <style:style style:name="CompatExtensions.A1" style:family="table-cell">
      <style:table-cell-properties fo:padding="0.097cm" fo:border-left="0.05pt solid #000000" fo:border-right="none" fo:border-top="0.05pt solid #000000" fo:border-bottom="0.05pt solid #000000"/>
    </style:style>
    <style:style style:name="CompatExtensions.E1" style:family="table-cell">
      <style:table-cell-properties fo:padding="0.097cm" fo:border="0.05pt solid #000000"/>
    </style:style>
    <style:style style:name="CompatExtensions.A2" style:family="table-cell">
      <style:table-cell-properties fo:padding="0.097cm" fo:border-left="0.05pt solid #000000" fo:border-right="none" fo:border-top="none" fo:border-bottom="0.05pt solid #000000"/>
    </style:style>
    <style:style style:name="CompatExtensions.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font-style="normal" style:font-style-asian="normal" style:font-style-complex="normal"/>
    </style:style>
    <style:style style:name="P2"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3" style:family="paragraph" style:parent-style-name="Standard">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4"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5"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Consolas" fo:font-style="italic" style:font-style-asian="italic" style:font-style-complex="italic"/>
    </style:style>
    <style:style style:name="P11" style:family="paragraph" style:parent-style-name="Text_20_body">
      <style:paragraph-properties fo:text-align="justify" style:justify-single-word="false"/>
      <style:text-properties style:font-name="Consolas" fo:font-style="italic" style:font-style-asian="italic" style:font-style-complex="italic"/>
    </style:style>
    <style:style style:name="P12" style:family="paragraph" style:parent-style-name="Text_20_body">
      <style:paragraph-properties fo:text-align="justify" style:justify-single-word="false"/>
      <style:text-properties style:font-name="Consolas" fo:font-size="10pt" fo:font-style="italic" style:font-size-asian="10pt" style:font-style-asian="italic" style:font-size-complex="10pt" style:font-style-complex="italic"/>
    </style:style>
    <style:style style:name="P13" style:family="paragraph" style:parent-style-name="Text_20_body">
      <style:text-properties style:font-name="Consolas" fo:font-size="12pt" fo:font-style="italic" style:font-size-asian="12pt" style:font-style-asian="italic" style:font-size-complex="12pt" style:font-style-complex="italic"/>
    </style:style>
    <style:style style:name="P14" style:family="paragraph" style:parent-style-name="Text_20_body">
      <style:text-properties style:font-name="Times New Roman" fo:font-style="normal" style:font-style-asian="normal" style:font-style-complex="normal"/>
    </style:style>
    <style:style style:name="P15" style:family="paragraph" style:parent-style-name="Text_20_body">
      <style:paragraph-properties fo:text-align="justify" style:justify-single-word="false"/>
      <style:text-properties style:font-name="Times New Roman" fo:font-style="normal" style:font-style-asian="normal" style:font-style-complex="normal"/>
    </style:style>
    <style:style style:name="P16" style:family="paragraph" style:parent-style-name="Text_20_body">
      <style:paragraph-properties fo:text-align="justify" style:justify-single-word="false"/>
      <style:text-properties fo:font-style="italic" style:font-style-asian="italic"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weight="normal" style:font-weight-asian="normal" style:font-weight-complex="normal"/>
    </style:style>
    <style:style style:name="P20" style:family="paragraph" style:parent-style-name="Footnote">
      <style:text-properties fo:font-style="italic" style:font-style-asian="italic" style:font-style-complex="italic"/>
    </style:style>
    <style:style style:name="P21" style:family="paragraph" style:parent-style-name="Heading_20_3">
      <style:paragraph-properties fo:text-align="justify" style:justify-single-word="false"/>
    </style:style>
    <style:style style:name="P22" style:family="paragraph" style:parent-style-name="Heading_20_3">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margin-left="0cm" fo:margin-right="0cm" fo:margin-top="0cm" fo:margin-bottom="0.423cm" style:line-height-at-least="0.661cm" fo:text-align="justify" style:justify-single-word="false" fo:widows="1" fo:text-indent="0cm" style:auto-text-indent="false"/>
      <style:text-properties fo:font-style="normal"/>
    </style:style>
    <style:style style:name="P24" style:family="paragraph" style:parent-style-name="Text_20_body">
      <style:paragraph-properties fo:text-align="justify" style:justify-single-word="false" fo:break-before="page"/>
    </style:style>
    <style:style style:name="P25" style:family="paragraph" style:parent-style-name="Contents_20_Heading">
      <style:paragraph-properties fo:break-before="page"/>
    </style:style>
    <style:style style:name="P26" style:family="paragraph" style:parent-style-name="Table_20_Contents">
      <style:paragraph-properties fo:background-color="#ff0000">
        <style:background-image/>
      </style:paragraph-properties>
    </style:style>
    <style:style style:name="P27" style:family="paragraph" style:parent-style-name="Table_20_Contents">
      <style:paragraph-properties fo:background-color="#00cc00">
        <style:background-image/>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Text_20_body" style:list-style-name="L1">
      <style:paragraph-properties fo:text-align="justify" style:justify-single-word="false"/>
    </style:style>
    <style:style style:name="P32" style:family="paragraph" style:parent-style-name="Heading_20_1">
      <style:paragraph-properties fo:text-align="justify" style:justify-single-word="false"/>
    </style:style>
    <style:style style:name="P33" style:family="paragraph" style:parent-style-name="Heading_20_1">
      <style:paragraph-properties fo:break-before="page"/>
    </style:style>
    <style:style style:name="P34" style:family="paragraph" style:parent-style-name="Heading_20_1">
      <style:paragraph-properties fo:text-align="justify" style:justify-single-word="false" fo:break-before="page"/>
    </style:style>
    <style:style style:name="P35" style:family="paragraph" style:parent-style-name="Heading_20_1">
      <style:paragraph-properties fo:break-before="page"/>
      <style:text-properties fo:font-style="normal" style:font-style-asian="normal" style:font-style-complex="normal"/>
    </style:style>
    <style:style style:name="P36" style:family="paragraph" style:parent-style-name="Heading_20_2">
      <style:paragraph-properties fo:text-align="justify" style:justify-single-word="false"/>
    </style:style>
    <style:style style:name="P37" style:family="paragraph" style:parent-style-name="Heading_20_2">
      <style:paragraph-properties fo:text-align="justify" style:justify-single-word="false"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nsolas" fo:font-style="italic" style:font-style-asian="italic" style:font-style-complex="italic"/>
    </style:style>
    <style:style style:name="T5" style:family="text">
      <style:text-properties fo:font-variant="normal" fo:text-transform="none" fo:color="#000000" style:font-name="Times New Roman" fo:font-size="12pt" fo:letter-spacing="normal" fo:font-weight="normal"/>
    </style:style>
    <style:style style:name="T6" style:family="text">
      <style:text-properties fo:font-variant="normal" fo:text-transform="none" fo:color="#000000" style:font-name="Times New Roman" fo:font-size="12pt" fo:letter-spacing="normal" fo:font-style="italic" fo:font-weight="bold" style:font-style-asian="italic" style:font-weight-asian="bold" style:font-style-complex="italic" style:font-weight-complex="bold"/>
    </style:style>
    <style:style style:name="T7"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Times New Roman" fo:font-style="normal"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Text_20_body"/>
      <text:p text:style-name="Text_20_body"/>
      <text:p text:style-name="Standard"/>
      <text:p text:style-name="P3"/>
      <text:p text:style-name="P3"/>
      <text:p text:style-name="P3"/>
      <text:p text:style-name="P3"/>
      <text:p text:style-name="P3"/>
      <text:p text:style-name="P3"/>
      <text:p text:style-name="P3">Rapport de projet Système</text:p>
      <text:p text:style-name="P4">Master 1 Informatique</text:p>
      <text:p text:style-name="P5"/>
      <text:p text:style-name="P6">Canaux de Go en C</text:p>
      <text:p text:style-name="P2">Auteurs : </text:p>
      <text:p text:style-name="P2">Somaya BEN KHEMIS </text:p>
      <text:p text:style-name="P2">Luxon JEAN-PIERRE </text:p>
      <text:p text:style-name="P2">Kenny-Eric RABARISOANAIVO</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5">Sommaire</text:p>
          </text:index-title>
          <text:p text:style-name="P28">Ⅰ Canaux minimaux<text:tab/>3</text:p>
          <text:p text:style-name="P29"><text:s/>Sémantique<text:tab/>3</text:p>
          <text:p text:style-name="P29"><text:s/>Fonctions définies<text:tab/>3</text:p>
          <text:p text:style-name="P29"><text:s/>Structure du canal<text:tab/>4</text:p>
          <text:p text:style-name="P29"><text:s/>Performances par rapport aux tubes<text:tab/>5</text:p>
          <text:p text:style-name="P30"><text:s/>Condition de test<text:tab/>5</text:p>
          <text:p text:style-name="P30"><text:s/>Programme test<text:tab/>5</text:p>
          <text:p text:style-name="P28">Ⅱ Canaux globaux<text:tab/>9</text:p>
          <text:p text:style-name="P29"><text:s/>Sémantique<text:tab/>9</text:p>
          <text:p text:style-name="P29"><text:s/>Performances par rapport aux tubes<text:tab/>9</text:p>
          <text:p text:style-name="P30"><text:s/>Condition de test<text:tab/>9</text:p>
          <text:p text:style-name="P28">Ⅲ Canaux synchrones<text:tab/>11</text:p>
          <text:p text:style-name="P29"><text:s/>Sémantique<text:tab/>11</text:p>
          <text:p text:style-name="P29"><text:s/>Performances par rapport aux canaux asynchrones<text:tab/>11</text:p>
          <text:p text:style-name="P30"><text:s/>Condition de tests<text:tab/>11</text:p>
          <text:p text:style-name="P28">Ⅳ Communication par lots<text:tab/>12</text:p>
          <text:p text:style-name="P29"><text:s/>Sémantique<text:tab/>12</text:p>
          <text:p text:style-name="P29"><text:s/>Interface de communication par lots<text:tab/>12</text:p>
          <text:p text:style-name="P29"><text:s/>Performances par rapport aux canaux sans communication par lots<text:tab/>12</text:p>
          <text:p text:style-name="P30"><text:s/>Condition de test<text:tab/>12</text:p>
          <text:p text:style-name="P28">Ⅴ Canaux à une seul copie<text:tab/>14</text:p>
          <text:p text:style-name="P29"><text:s/>Sémantique<text:tab/>14</text:p>
          <text:p text:style-name="P29"><text:s/>Performances par rapport aux canaux « normaux »<text:tab/>14</text:p>
          <text:p text:style-name="P30"><text:s/>Condition de test<text:tab/>14</text:p>
          <text:p text:style-name="P29"><text:s/>Problèmes<text:tab/>15</text:p>
          <text:p text:style-name="P28">Ⅵ Canaux non-bloquants<text:tab/>17</text:p>
          <text:p text:style-name="P29"><text:s/>Sémantique<text:tab/>17</text:p>
          <text:p text:style-name="P29"><text:s/>Performances par rapport aux canaux bloquants (normaux)<text:tab/>18</text:p>
          <text:p text:style-name="P30"><text:s/>Condition de test<text:tab/>18</text:p>
          <text:p text:style-name="P28">Ⅶ Combinaisons des extensions<text:tab/>19</text:p>
          <text:p text:style-name="P28">Conclusion<text:tab/>20</text:p>
        </text:index-body>
      </text:table-of-content>
      <text:h text:style-name="Heading_20_1" text:outline-level="1"/>
      <text:h text:style-name="P34" text:outline-level="1">Ⅰ Canaux minimaux</text:h>
      <text:h text:style-name="P36" text:outline-level="2"><text:s/>Sémantique</text:h>
      <text:p text:style-name="P9"/>
      <text:p text:style-name="P9"><text:tab/>Les canaux dits minimaux<text:note text:id="ftn1" text:note-class="footnote"><text:note-citation>1</text:note-citation><text:note-body><text:p text:style-name="P20">Ou canaux « normaux », « asynchrones », « classiques »</text:p></text:note-body></text:note> permettent de transférer des données d'une taille <text:span text:style-name="T4">eltsize</text:span> depuis un thread Ⓐ vers un thread Ⓑ. Chaque canal a une capacité <text:span text:style-name="T4">size</text:span><text:span text:style-name="T4"><text:note text:id="ftn2" text:note-class="footnote"><text:note-citation>2</text:note-citation><text:note-body><text:p text:style-name="Footnote"><text:span text:style-name="T4">size</text:span> désigne le nombre de données que le canal peut stocker au maximum.</text:p></text:note-body></text:note></text:span> donnée lors de sa construction. Un canal possède donc une mémoire tampon de taille <text:span text:style-name="T4">eltsize</text:span> <text:span text:style-name="T1">×</text:span> <text:span text:style-name="T4">size</text:span>. Chaque canal est asynchrone et bloquant. Un thread est donc bloqué en écriture s'il cherche à écrire dans un canal plein jusqu'à que ce dernier soit disponible. Ce même thread peut être bloqué en écriture si celui-ci cherche à lire une donnée dans un canal vide.</text:p>
      <text:p text:style-name="P9"/>
      <text:p text:style-name="P9"><text:tab/>Il est important de préciser que l'envoi et la réception de donnée se font de manière atomique. Il en va de même pour la fermeture du canal. En revanche, la création et la destruction d'un canal ne sont pas « thread-safe ».</text:p>
      <text:p text:style-name="P9"/>
      <text:h text:style-name="Heading_20_2" text:outline-level="2"><text:s/>Fonctions définies</text:h>
      <text:p text:style-name="Text_20_body"/>
      <text:p text:style-name="Text_20_body">Création du canal ( <text:span text:style-name="T4">flags</text:span> permet de définir les options associées ici, pas d'option → 0) :</text:p>
      <text:p text:style-name="P13">struct channel *channel_create(int eltsize, int size, int flags);</text:p>
      <text:p text:style-name="P10"/>
      <text:p text:style-name="P14">Destruction du canal :</text:p>
      <text:p text:style-name="P10">void channel_destroy(struct channel *channel);</text:p>
      <text:p text:style-name="P10"/>
      <text:p text:style-name="P14">Envoi d'une donnée dans le canal :</text:p>
      <text:p text:style-name="P10">int channel_send(struct channel *channel, const void *data);</text:p>
      <text:p text:style-name="P10"/>
      <text:p text:style-name="P14">Réception d'une donnée dans le canal :</text:p>
      <text:p text:style-name="P10">int channel_recv(struct channel *channel, void *data);</text:p>
      <text:p text:style-name="P14"/>
      <text:p text:style-name="P14">Fermeture du canal :</text:p>
      <text:p text:style-name="P11">int channel_close(struct channel *channel);</text:p>
      <text:h text:style-name="P37" text:outline-level="2"><text:s/>Structure du canal</text:h>
      <text:p text:style-name="P9"/>
      <text:p text:style-name="P9"><text:tab/>La structure du canal, dans sa version minimale, se présente ainsi :</text:p>
      <text:p text:style-name="P9"/>
      <text:p text:style-name="P12">struct channel</text:p>
      <text:p text:style-name="P12">{</text:p>
      <text:p text:style-name="P12"><text:s text:c="4"/>int eltsize;<text:tab/><text:tab/><text:tab/><text:tab/>// Size of an element</text:p>
      <text:p text:style-name="P12"><text:s text:c="4"/>int size;<text:tab/><text:tab/><text:tab/><text:tab/>// Number of elements (capacity)</text:p>
      <text:p text:style-name="P12"><text:s text:c="4"/>int flags;</text:p>
      <text:p text:style-name="P12"><text:s text:c="4"/>int closed;</text:p>
      <text:p text:style-name="P12"><text:s text:c="4"/>int nbwriters;</text:p>
      <text:p text:style-name="P12"><text:s text:c="4"/>int nbreaders;</text:p>
      <text:p text:style-name="P12"><text:s text:c="4"/>pthread_mutex_t mutex;</text:p>
      <text:p text:style-name="P12"><text:s text:c="4"/>pthread_cond_t wcond;</text:p>
      <text:p text:style-name="P12"><text:s text:c="4"/>pthread_cond_t rcond;</text:p>
      <text:p text:style-name="P12"/>
      <text:p text:style-name="P12"><text:s text:c="4"/>int rd;<text:tab/><text:tab/><text:tab/><text:tab/><text:tab/>// Read cursor</text:p>
      <text:p text:style-name="P12"><text:s text:c="4"/>int wr;<text:tab/><text:tab/><text:tab/><text:tab/><text:tab/>// Write cursor</text:p>
      <text:p text:style-name="P12"><text:s text:c="4"/>int nbdata;<text:tab/><text:tab/><text:tab/><text:tab/>// Current size</text:p>
      <text:p text:style-name="P12"><text:s text:c="4"/>void **data;<text:tab/><text:tab/><text:tab/><text:tab/>// Buffer</text:p>
      <text:p text:style-name="P12">};</text:p>
      <text:p text:style-name="P9"/>
      <text:p text:style-name="P9"><text:tab/>Le canal doit pouvoir connaître, au moment de la lecture et de l'écriture, des informations sur la présence de threads qui bloquent en lecture ou en écriture, d'où l'intégration des champs <text:span text:style-name="T4">nbwriters</text:span> et <text:span text:style-name="T4">nbreaders</text:span>. </text:p>
      <text:p text:style-name="P9"><text:tab/>Le tampon du canal est un tampon circulaire défini comme sous la forme d'un double pointeur <text:span text:style-name="T4">data</text:span>, avec deux curseurs <text:span text:style-name="T4">rd</text:span> et <text:span text:style-name="T4">wr</text:span> en lecture/écriture, et la variable <text:span text:style-name="T4">nbdata</text:span> contenant la taille courante du canal.</text:p>
      <text:h text:style-name="P37" text:outline-level="2"><text:s/>Performances par rapport aux tubes</text:h>
      <text:h text:style-name="P21" text:outline-level="3"><text:s/>Condition de test</text:h>
      <text:p text:style-name="P9"/>
      <text:p text:style-name="P9"><text:tab/>L'implémentation du canal, ainsi que le programme ayant servi pour les tests sont compilés avec<text:span text:style-name="T8"> </text:span><text:span text:style-name="T2">GCC</text:span><text:span text:style-name="T8"> avec les options </text:span><text:span text:style-name="T2">-Wall -O3 -lm -lrt</text:span><text:span text:style-name="T8">. Une série de 8 mesures est effectué pour chaque cas de chaque suite de tests. Dans certains cas, notamment lorsque le temps d'exécution devient « long », le nombre de mesures peut être réduit.</text:span></text:p>
      <text:h text:style-name="P21" text:outline-level="3"><text:s/>Programme test</text:h>
      <text:p text:style-name="P9"/>
      <text:p text:style-name="P9"><text:tab/>Dans le cadre de ce banc d'essai, un programme <text:span text:style-name="T2">fwd</text:span> a été développé. Ce programme, existant en plusieurs déclinaisons (version canal [bloquant, non-bloquant, par lots, synchrone, une copie], version tube) est une implémentation d'une solution du problème des producteurs/consommateurs<text:note text:id="ftn3" text:note-class="footnote"><text:note-citation>3</text:note-citation><text:note-body><text:p text:style-name="P20">En vérité, le programme utilisé tel quel est une variante. En effet, la solution « standard » utilise une simple file. Dans le programme <text:span text:style-name="T11">fwd</text:span><text:span text:style-name="T12">, un distributeur, qui sert de transmetteur. Il y a donc deux files (canaux), un entre les producteurs et le transmetteur, puis un autre entre celui-ci et les consommateurs. voir </text:span><text:span text:style-name="T11">benchmark.md</text:span><text:span text:style-name="T12">.</text:span></text:p></text:note-body></text:note>. Les canaux sont utilisés comme file d'attente des produits prêts à être consommés.</text:p>
      <text:p text:style-name="P23"><text:span text:style-name="T5"><text:tab/>En se basant sur les implémentations </text:span><text:span text:style-name="T6">fwd_chan</text:span><text:span text:style-name="T5"> et </text:span><text:span text:style-name="T6">fwd_pipe</text:span><text:span text:style-name="T5"> utilisés pour les tests (voir le fichier </text:span><text:span text:style-name="T6">benchmark.md</text:span><text:span text:style-name="T7"> </text:span><text:span text:style-name="T5">pour plus de détails), on obtient les résultats suivants :</text:span></text:p>
      <text:p text:style-name="P16"><draw:frame draw:style-name="fr1" draw:name="Objet1" text:anchor-type="paragraph" svg:x="0.046cm" svg:y="-0.095cm" svg:width="16.91cm" svg:height="10.416cm" draw:z-index="0"><draw:object xlink:href="./Object 1" xlink:type="simple" xlink:show="embed" xlink:actuate="onLoad"/><draw:image xlink:href="./ObjectReplacements/Object 1" xlink:type="simple" xlink:show="embed" xlink:actuate="onLoad"/></draw:frame> <text:s/>Comparatif des performances entre les canaux et les tubes avec autant d'écrivains que de lecteurs (en seconde).</text:p>
      <text:p text:style-name="P9"><text:soft-page-break/><text:tab/>On constate que globalement, le temps d’exécution du programme utilisant les canaux est moins important, aussi bien en temps réel qu'en temps système, que son équivalent utilisant les tubes. Ce constat est d'autant plus vrai lorsque le nombre d'écrivains/lecteurs est de plus en plus élevé. Cela est dû en partie au coût en appel système moins important de l'envoi et de la réception des données via le canal.</text:p>
      <text:p text:style-name="P16"><draw:frame draw:style-name="fr1" draw:name="Objet2" text:anchor-type="paragraph" svg:x="0.141cm" svg:y="0.023cm" svg:width="16.743cm" svg:height="13.421cm" draw:z-index="1"><draw:object xlink:href="./Object 2" xlink:type="simple" xlink:show="embed" xlink:actuate="onLoad"/><draw:image xlink:href="./ObjectReplacements/Object 2" xlink:type="simple" xlink:show="embed" xlink:actuate="onLoad"/></draw:frame> <text:s/>Comparatif des gains de performance des canaux par rapport aux tubes avec autant d'écrivains que de lecteurs.</text:p>
      <text:p text:style-name="P16"/>
      <text:p text:style-name="P9"><text:tab/>En comparant les facteurs de gains entre les canaux et les tubes, on observe bien un gain de performance accru, jusqu'à 102 en temps réel et 245 en temps système. Ces gains diminuent au-delà de 1000 écrivains/lecteurs. Cette diminution est avant dû à la synchronisation du thread principal avec les thread fils zombies.</text:p>
      <text:p text:style-name="P9"><text:tab/>Pour autant, si l'on observe les gains de performance selon le ratio nombre d'écrivains/nombre de lecteurs, on obtient le diagramme suivant :</text:p>
      <text:p text:style-name="P9"/>
      <text:p text:style-name="P9"/>
      <text:p text:style-name="P9"/>
      <text:p text:style-name="P9"/>
      <text:p text:style-name="P9"><draw:frame draw:style-name="fr1" draw:name="Objet6" text:anchor-type="paragraph" svg:x="0.069cm" svg:y="0.335cm" svg:width="16.933cm" svg:height="9.738cm" draw:z-index="5"><draw:object xlink:href="./Object 6" xlink:type="simple" xlink:show="embed" xlink:actuate="onLoad"/><draw:image xlink:href="./ObjectReplacements/Object 6" xlink:type="simple" xlink:show="embed" xlink:actuate="onLoad"/></draw:frame><text:soft-page-break/></text:p>
      <text:p text:style-name="P16"><text:s text:c="2"/>Comparatif des différents gain de performance entre les canaux et les tubes selon le ratio Nombre d'écrivains/Nombre de lecteurs.</text:p>
      <text:p text:style-name="P18"/>
      <text:p text:style-name="P18"><text:tab/>Le facteur de gain varie du simple au triple en temps système entre le cas où le nombre d'écrivains est strictement supérieur au nombre de lecteurs et le cas où le nombre de lecteurs est strictement supérieur au nombre d'écrivains. Cela ne change en rien le fait que dans l'ensemble, les canaux restent plus performants que les tubes. Cette différence est dû au fait que les tubes semblent très mal gérer la communication entre un écrivain et plusieurs lecteurs, comme l'indique le diagramme suivant :</text:p>
      <text:p text:style-name="P18"><draw:frame draw:style-name="fr1" draw:name="Objet7" text:anchor-type="paragraph" svg:x="0.093cm" svg:y="-0.099cm" svg:width="16.743cm" svg:height="7.094cm" draw:z-index="6"><draw:object xlink:href="./Object 7" xlink:type="simple" xlink:show="embed" xlink:actuate="onLoad"/><draw:image xlink:href="./ObjectReplacements/Object 7" xlink:type="simple" xlink:show="embed" xlink:actuate="onLoad"/></draw:frame></text:p>
      <text:p text:style-name="P9"><text:span text:style-name="T8"><text:s text:c="2"/></text:span><text:span text:style-name="T1">Comparatif des temps d'exécution du programme avec les tubes selon le ratio Nombre de lecteurs/écrivains (temps système en secondes).</text:span></text:p>
      <text:p text:style-name="P9"><text:soft-page-break/><text:span text:style-name="T8"><text:tab/>On remarque une différence flagrantes lorsque l'on observe les résultats pour les ratios </text:span><text:span text:style-name="T1">1/1000</text:span><text:span text:style-name="T8"> et </text:span><text:span text:style-name="T1">1000/1</text:span><text:span text:style-name="T8">, avec un facteur 6. Les informations relevés lors de l'analyse des traces d'exécution ne nous ont pas permis d'en comprendre les raisons</text:span><text:span text:style-name="T1">.</text:span></text:p>
      <text:p text:style-name="P16"/>
      <text:p text:style-name="P18"><text:tab/>On peut tout de même conclure que les canaux minimaux sont bien plus efficaces que les tubes dans un contexte multi-thread.</text:p>
      <text:h text:style-name="P34" text:outline-level="1">Ⅱ Canaux globaux</text:h>
      <text:h text:style-name="P36" text:outline-level="2"><text:s/>Sémantique</text:h>
      <text:p text:style-name="P9"/>
      <text:p text:style-name="P9"><text:tab/>Les canaux globaux ont la même sémantique que les canaux <text:s/>minimaux. Cependant, ils ont la particularité de pouvoir être utilisés dans un contexte multi-processus. Ils ne peuvent être utilisés que pour la communication entre processus apparentés.</text:p>
      <text:p text:style-name="P9"><text:tab/>L'utilisation des canaux globaux se fait via l'option <text:span text:style-name="T1">CHANNEL_PROCESS_SHARED </text:span><text:span text:style-name="T8">lors de la création du canal</text:span>.</text:p>
      <text:h text:style-name="P36" text:outline-level="2"><text:s/>Performances par rapport aux tubes</text:h>
      <text:h text:style-name="Heading_20_3" text:outline-level="3"><text:s/>Condition de test</text:h>
      <text:p text:style-name="Text_20_body"/>
      <text:p text:style-name="Text_20_body"><text:tab/>Içi, les tests sont identiques à ceux entre les canaux « minimaux » et les tubes, la seule différence vient du fait que les tests sont effectués dans un contexte multi-processus.</text:p>
      <text:p text:style-name="P16"><draw:frame draw:style-name="fr1" draw:name="Objet3" text:anchor-type="paragraph" svg:x="0.118cm" svg:y="0.004cm" svg:width="16.79cm" svg:height="11.329cm" draw:z-index="2"><draw:object xlink:href="./Object 3" xlink:type="simple" xlink:show="embed" xlink:actuate="onLoad"/><draw:image xlink:href="./ObjectReplacements/Object 3" xlink:type="simple" xlink:show="embed" xlink:actuate="onLoad"/></draw:frame> <text:s/>Comparatif des performances entre les canaux globaux et les tubes avec autant d'écrivains que de lecteurs (en seconde)</text:p>
      <text:p text:style-name="P24"><text:tab/>Le constat est identique à ce qui a été observé avec les canaux minimaux vis-à-vis des tubes dans un contexte multi-thread. Le passage dans un contexte multi-processus n'affecte pas les performances des canaux vis-à-vis des tubes. En revanche, si l'on compare les canaux minimaux avec les canaux globaux (autrement dit, on compare les performances des canaux en multi-thread avec les canaux en multi-processus), on obtient le résultat suivant :</text:p>
      <text:p text:style-name="P16"/>
      <text:p text:style-name="P16"><draw:frame draw:style-name="fr1" draw:name="Objet4" text:anchor-type="paragraph" svg:x="0.141cm" svg:y="-0.072cm" svg:width="16.716cm" svg:height="11.523cm" draw:z-index="3"><draw:object xlink:href="./Object 4" xlink:type="simple" xlink:show="embed" xlink:actuate="onLoad"/><draw:image xlink:href="./ObjectReplacements/Object 4" xlink:type="simple" xlink:show="embed" xlink:actuate="onLoad"/></draw:frame> <text:s/>Comparatif des performances entre les canaux minimaux et les canaux globaux avec autant d'écrivains que de lecteurs (en seconde)</text:p>
      <text:p text:style-name="P18"/>
      <text:p text:style-name="P18"><text:tab/>Les canaux globaux ont un temps d'exécution (temps réel et temps système) plus élevé en comparaison avec les canaux minimaux. Ces différences sont dû en partie au coût de la création de processus qui consomme un espace non négligeable en temps et en mémoire. De plus, les méthodes de création de canal peuvent également influencer le temps d'exécution du programme utilisateur.</text:p>
      <text:p text:style-name="P18"><text:tab/>On notera tout de même qu'avec 1000 écrivains et 1000 lecteurs, le temps système est à peu près le même dans les deux contextes d'exécution. Cela est peut-être dû au coût, devenu trop important, de la synchronisation entre les différents threads/processus. </text:p>
      <text:p text:style-name="P18"><text:tab/>Pour autant, on peut déjà affirmer que d'une part, avec un nombre raisonnable de tâches (≤ 100), l'implémentation des canaux est plus performante dans un contexte multi-thread que dans un contexte multi-processus, et d'autre part, que dans les deux contextes d'exécution, les canaux sont plus efficaces que les tubes. </text:p>
      <text:h text:style-name="P34" text:outline-level="1">Ⅲ Canaux synchrones</text:h>
      <text:h text:style-name="P36" text:outline-level="2"><text:s/>Sémantique</text:h>
      <text:p text:style-name="P9"/>
      <text:p text:style-name="P9"><text:tab/>Les canaux synchrones permettent d'effectuer une communication entre deux threads de manière synchrone. Un thread Ⓐ ne peut donc envoyer un message que si un thread Ⓑ est disponible pour le recevoir, et réciproquement. Dans le cas des canaux synchrones, les données transmises ne passent pas par un tampon.</text:p>
      <text:p text:style-name="P9"><text:tab/>L'utilisation des canaux synchrones se fait <text:span text:style-name="T8">en mettant le paramètre </text:span><text:span text:style-name="T4">size</text:span><text:span text:style-name="T8"> à </text:span><text:span text:style-name="T1">0</text:span>.</text:p>
      <text:p text:style-name="P9"/>
      <text:h text:style-name="P36" text:outline-level="2"><text:s/>Performances par rapport aux canaux asynchrones</text:h>
      <text:h text:style-name="P22" text:outline-level="3"><text:s/>Condition de tests</text:h>
      <text:p text:style-name="Text_20_body"/>
      <text:p text:style-name="P9"><text:tab/>Dans le cadre de ce benchmark, seule la communication <text:span text:style-name="T2">écrivain → transmetteur</text:span> est synchrone, la communication <text:span text:style-name="T2">transmetteur → lecteur</text:span><text:span text:style-name="T8"> reste asynchrone.</text:span></text:p>
      <text:p text:style-name="P16"><draw:frame draw:style-name="fr1" draw:name="Objet5" text:anchor-type="paragraph" svg:x="0.141cm" svg:y="0.053cm" svg:width="16.693cm" svg:height="6.974cm" draw:z-index="4"><draw:object xlink:href="./Object 5" xlink:type="simple" xlink:show="embed" xlink:actuate="onLoad"/><draw:image xlink:href="./ObjectReplacements/Object 5" xlink:type="simple" xlink:show="embed" xlink:actuate="onLoad"/></draw:frame> <text:s/>Comparatif des performances entre les canaux synchrones et les canaux asynchrones dans un contexte multi-thread avec autant d'écrivains que de lecteurs (en seconde).</text:p>
      <text:p text:style-name="P9"/>
      <text:p text:style-name="P9"><text:tab/>On constate que pour les canaux synchrones, le nombre de threads n'a d'influence que sur le temps système, qui devient plus important à partir de 10 écrivains/lecteurs. Ce temps système évolue peu lorsque le nombre de threads devient encore plus important. Il en va de même pour le temps réel. On notera que le temps réel et le temps système sont très élevés, même pour seulement 2 threads. Cela est dû au coût de la synchronisation faisant intervenir les mutex et les variables de condition.</text:p>
      <text:p text:style-name="P9"/>
      <text:p text:style-name="P9"><text:tab/>Les canaux synchrones sont donc inefficaces en comparaisons avec les canaux asynchrones.</text:p>
      <text:h text:style-name="P34" text:outline-level="1">Ⅳ Communication par lots</text:h>
      <text:h text:style-name="P36" text:outline-level="2"><text:s/>Sémantique</text:h>
      <text:p text:style-name="P9"/>
      <text:p text:style-name="P9"><text:tab/>Les canaux avec communication par lots ont la même structure que les canaux de base. La principale différence vient du fait qu'une interface est fourni pour ce type de communication.</text:p>
      <text:p text:style-name="P9"><text:tab/>Le principe de ce type de communication est de pourvoir envoyer en une fois une suite de données, plutôt que de faire plusieurs envois successifs. Les données seront envoyés à travers un tableau. Dans le cas où l'envoi/la réception peut bloquer, une écriture/lecture partielle est effectuée. La principale différence avec la méthode classique est que l'envoi global du lot est atomique<text:note text:id="ftn4" text:note-class="footnote"><text:note-citation>4</text:note-citation><text:note-body><text:p text:style-name="P20">On prend un verrou, on envoie les données, puis on libère le verrou.</text:p></text:note-body></text:note>.</text:p>
      <text:p text:style-name="P9"><text:tab/>L'utilisation des canaux avec communication à une seule copie se fait via l'option <text:span text:style-name="T1">CHANNEL_PROCESS_BATCH </text:span><text:span text:style-name="T8">lors de la création du canal</text:span>.</text:p>
      <text:p text:style-name="P9"/>
      <text:h text:style-name="P36" text:outline-level="2"><text:s/>Interface de communication par lots</text:h>
      <text:p text:style-name="P9"/>
      <text:p text:style-name="P9"><text:tab/>L'interface de communication lots contient les fonctions publiques suivantes :</text:p>
      <text:p text:style-name="P9"/>
      <text:p text:style-name="P11">int channel_vsend(struct channel *channel, const void *array, int size);</text:p>
      <text:p text:style-name="P11">int channel_vrecv(struct channel *channel, void *array, int size);</text:p>
      <text:p text:style-name="P9"/>
      <text:p text:style-name="P9"><text:tab/>Les deux fonctions ont une signature proche de celle des fonctions <text:span text:style-name="T1">channel_send</text:span><text:span text:style-name="T8"> et </text:span><text:span text:style-name="T1">channel_recv</text:span><text:span text:style-name="T8">.</text:span></text:p>
      <text:p text:style-name="P18"/>
      <text:h text:style-name="P36" text:outline-level="2"><text:s/>Performances par rapport aux canaux sans communication par lots</text:h>
      <text:h text:style-name="P22" text:outline-level="3"><text:s/>Condition de test</text:h>
      <text:p text:style-name="P9"/>
      <text:p text:style-name="P9"><text:tab/>Dans le cas de notre programme <text:span text:style-name="T2">fwd</text:span>, seule la communication <text:span text:style-name="T2">transmetteur → lecteur</text:span> se fait par lot au niveau de l'écriture, la lecture des données par le lecteur ainsi la communication <text:span text:style-name="T2">écrivain → transmetteur</text:span><text:span text:style-name="T9"> (envoi/réception) restent classique</text:span>.</text:p>
      <text:p text:style-name="Text_20_body"/>
      <text:p text:style-name="P7"><draw:frame draw:style-name="fr1" draw:name="Objet8" text:anchor-type="paragraph" svg:x="-0.051cm" svg:y="0.049cm" svg:width="16.96cm" svg:height="8.431cm" draw:z-index="7"><draw:object xlink:href="./Object 8" xlink:type="simple" xlink:show="embed" xlink:actuate="onLoad"/><draw:image xlink:href="./ObjectReplacements/Object 8" xlink:type="simple" xlink:show="embed" xlink:actuate="onLoad"/><svg:desc>diagramme</svg:desc></draw:frame><text:soft-page-break/> <text:s/>Comparatif des performances entre les canaux avec communication par lots et les canaux normaux dans un contexte multi-thread avec autant d'écrivains que de lecteurs (en seconde).</text:p>
      <text:p text:style-name="P9"/>
      <text:p text:style-name="P9"><text:tab/>On constate qu 'avec un petit nombre d'écrivains/lecteurs, les canaux avec communication par lots sont plus efficaces que les canaux normaux. Cela est dû au temps dédié à la prise de verrou qui est beaucoup moins important.</text:p>
      <text:p text:style-name="P9"><text:tab/>En effet, soit Γ(φ) le coût en nombre de prise de verrou exclusif (mutex) lors de l'appel d'une fonction φ du canal. Pour un ensemble <text:span text:style-name="T1">S</text:span> ordonné de données <text:span text:style-name="T1">D₁, … , Dn </text:span><text:span text:style-name="T8">(</text:span><text:span text:style-name="T1">n</text:span><text:span text:style-name="T8"> ∈ </text:span><text:bookmark text:name="firstHeading"/><text:span text:style-name="T8">ℕ),</text:span> au niveau de la transmission de ces données via un canal <text:span text:style-name="T8">(envoi + réception), on aura les coûts suivants :</text:span></text:p>
      <text:p text:style-name="P18">Pour les canaux normaux :</text:p>
      <text:p text:style-name="P9"><text:span text:style-name="T8"><text:s/>Γ(</text:span><text:span text:style-name="T1">channel_send</text:span><text:span text:style-name="T8">) = Γ(</text:span><text:span text:style-name="T1">channel_recv</text:span><text:span text:style-name="T8">) = | </text:span><text:span text:style-name="T1">S </text:span><text:span text:style-name="T8">| = </text:span><text:span text:style-name="T1">n <text:s/>⇒ </text:span><text:span text:style-name="T8"><text:s/>Γ(</text:span><text:span text:style-name="T1">channel_send</text:span><text:span text:style-name="T8">) + Γ(</text:span><text:span text:style-name="T1">channel_recv</text:span><text:span text:style-name="T8">) = </text:span><text:span text:style-name="T1">2n</text:span></text:p>
      <text:p text:style-name="P18"/>
      <text:p text:style-name="P18">Pour les canaux avec communication par lots, dans le programme de test on a donc :</text:p>
      <text:p text:style-name="P9"><text:span text:style-name="T8"><text:s/>Γ(</text:span><text:span text:style-name="T1">channel_vsend</text:span><text:span text:style-name="T8">) = </text:span><text:span text:style-name="T1">1</text:span></text:p>
      <text:p text:style-name="P9"><text:span text:style-name="T8"><text:s/>Γ(</text:span><text:span text:style-name="T1">channel_recv</text:span><text:span text:style-name="T8">) = | </text:span><text:span text:style-name="T1">S</text:span><text:span text:style-name="T8"> | = </text:span><text:span text:style-name="T1">n</text:span></text:p>
      <text:p text:style-name="P9"><text:span text:style-name="T2"><text:s/></text:span><text:span text:style-name="T10">Donc</text:span><text:span text:style-name="T1"> </text:span><text:span text:style-name="T8">Γ(</text:span><text:span text:style-name="T1">channel_vsend</text:span><text:span text:style-name="T8">) + Γ(</text:span><text:span text:style-name="T1">channel_recv</text:span><text:span text:style-name="T8">) = </text:span><text:span text:style-name="T1">n +1</text:span></text:p>
      <text:p text:style-name="P9"/>
      <text:p text:style-name="P9"><text:tab/>Donc le coût en nombre de prises de mutex est deux fois plus important avec les canaux normaux qu'avec les canaux avec communication par lots.</text:p>
      <text:p text:style-name="P9"><text:tab/>En revanche, avec un plus grand nombres de threads écrivain/lecteur, la différence de performance entre les deux implémentations est minime. Le temps de synchronisation relativement important du thread père avec les nombreux thread fils compensent les gains de performance des canaux avec envoi par lots, d'où ces résultats.</text:p>
      <text:p text:style-name="P9"/>
      <text:p text:style-name="P9"><text:tab/>On peut conclure que dans une certaine mesure, c'est-à-dire avec « pas trop de thread », que l'usage des canaux avec communication par lots peut offrir un gain de performance non négligeable.</text:p>
      <text:h text:style-name="P34" text:outline-level="1">Ⅴ Canaux à une seul copie</text:h>
      <text:h text:style-name="P36" text:outline-level="2"><text:s/>Sémantique</text:h>
      <text:p text:style-name="P9"/>
      <text:p text:style-name="P9"><text:tab/>Les canaux à une seule copie permettent de minimiser les copies de données lors de la transmission de ces dernières entre un écrivain et un lecteur. En effet, avec les canaux minimaux, deux copies étaient effectuées : une entre l'écrivain et le canal, et une autre entre le canal et le lecteur. Ici, on souhaite éviter une de ces deux copies. Deux méthodes sont envisageables :</text:p>
      <text:list xml:id="list485739257" text:style-name="L1">
        <text:list-item>
          <text:p text:style-name="P31">① Ne pas copier les données entre l'écrivain et le canal.</text:p>
        </text:list-item>
        <text:list-item>
          <text:p text:style-name="P31">② Ne pas copier les données entre le canal et le lecteur.</text:p>
        </text:list-item>
      </text:list>
      <text:p text:style-name="P9"/>
      <text:p text:style-name="P9"><text:tab/>Dans la méthode ①, l'écrivain doit mettre l'adresse de la zone à copier dans le canal de manière à ce que le lecteur puisse directement copier le contenu depuis l'adresse fournie par le canal. Tandis que dans la méthode ②, l'écrivain copie toujours le contenu dans le canal, mais c'est au lecteur de récupérer l'adresse. Cette adresse fait référence à une zone mémoire construite lors de la création du canal. Dans l'implémentation actuelle, la méthode ① a été choisie, pour les raisons expliquées dans la partie <text:span text:style-name="T11">Problèmes</text:span><text:span text:style-name="T12">.</text:span></text:p>
      <text:p text:style-name="P9"><text:tab/>L'utilisation des canaux à copie unique se fait <text:span text:style-name="T8">lors de la création du canal</text:span> via l'option <text:span text:style-name="T1">CHANNEL_PROCESS_SINGLE_COPY</text:span><text:span text:style-name="T8">.</text:span></text:p>
      <text:p text:style-name="P9"/>
      <text:h text:style-name="P36" text:outline-level="2"><text:s/>Performances par rapport aux canaux « normaux »</text:h>
      <text:h text:style-name="Heading_20_3" text:outline-level="3"><text:s/>Condition de test</text:h>
      <text:p text:style-name="P19"/>
      <text:p text:style-name="P19"><text:tab/>Les conditions de test sont strictement identiques à celles des canaux avec communication par lots vis-à-vis des canaux normaux, mais avec une seule copie dans les deux canaux.</text:p>
      <text:p text:style-name="P9"><draw:frame draw:style-name="fr1" draw:name="Objet9" text:anchor-type="paragraph" svg:x="-0.051cm" svg:y="-0.192cm" svg:width="16.96cm" svg:height="6.325cm" draw:z-index="8"><draw:object xlink:href="./Object 9" xlink:type="simple" xlink:show="embed" xlink:actuate="onLoad"/><draw:image xlink:href="./ObjectReplacements/Object 9" xlink:type="simple" xlink:show="embed" xlink:actuate="onLoad"/><svg:desc>diagramme</svg:desc></draw:frame></text:p>
      <text:p text:style-name="P7"><text:s text:c="2"/>Comparatif des performances entre les canaux à copie unique et les canaux normaux avec autant d'écrivains que de lecteurs (en seconde).</text:p>
      <text:p text:style-name="P8"><text:soft-page-break/><text:tab/>Dans ce cas de figure, Ils y a peu de différences en terme de performance entre les canaux à une seule copie et les canaux normaux. Dans les autres cas de figures, c'est-à-dire nombre d'écrivains ø nombre de lecteurs ( ø ∈ { &lt; , &gt;}), les performances, sont comparables.</text:p>
      <text:p text:style-name="P8"/>
      <text:p text:style-name="P8"><text:tab/>On peut donc conclure que les canaux à une seule copie n'apporte rien en terme de performance vis-à-vis des canaux normaux.</text:p>
      <text:h text:style-name="P36" text:outline-level="2"/>
      <text:h text:style-name="P36" text:outline-level="2"><text:s/>Problèmes</text:h>
      <text:p text:style-name="P9"/>
      <text:p text:style-name="P9"><text:tab/>L'utilisation des canaux à une seule copie, dans les cas ① et ②, pose de très gros problèmes en terme de cohérence et et correction d'un programme utilisateur. En effet, si l'on prend <text:s/>en considération le choix ② de l'implémentation du canal à copie unique, la validité de la donnée pointé par l'adresse reçue par le lecteur va dépendre de l'état du canal.</text:p>
      <text:p text:style-name="P9"/>
      <text:p text:style-name="P9"><text:tab/>Soient un canal à seule copie <text:span text:style-name="T1">C₍₂₎ </text:span><text:span text:style-name="T8">utilisant la méthode ②</text:span>, un thread écrivain <text:span text:style-name="T1">W</text:span><text:span text:style-name="T8">, un thread lecteur </text:span><text:span text:style-name="T1">R</text:span><text:span text:style-name="T8">, une donnée </text:span><text:span text:style-name="T1">D</text:span><text:span text:style-name="T8">, et </text:span><text:span text:style-name="T9">α une</text:span><text:span text:style-name="T3"> </text:span><text:span text:style-name="T9">adresse donnée dans le canal</text:span><text:span text:style-name="T8">. On suppose que </text:span><text:span text:style-name="T1">C</text:span><text:span text:style-name="T8"> est vide. </text:span><text:span text:style-name="T1">W</text:span><text:span text:style-name="T8"> veut envoyer la donnée </text:span><text:span text:style-name="T1">D</text:span><text:span text:style-name="T8"> dans </text:span><text:span text:style-name="T1">C₍₂₎</text:span><text:span text:style-name="T8">. On a donc </text:span><text:span text:style-name="T1">D</text:span><text:span text:style-name="T8"> qui sera entièrement copiée dans </text:span><text:span text:style-name="T1">C₍₂₎</text:span><text:span text:style-name="T8">. On appellera la donnée copié </text:span><text:span text:style-name="T1">D'</text:span><text:span text:style-name="T8">. </text:span><text:span text:style-name="T1">R</text:span><text:span text:style-name="T8"> veut désormais lire dans le canal. Il recevra une adresse, qui sera l'adresse α pointant vers </text:span><text:span text:style-name="T1">D'</text:span><text:span text:style-name="T8">. </text:span><text:span text:style-name="T1">D'</text:span><text:span text:style-name="T8"> étant stocké dans le tampon, le lecteurs aura juste son adresse α. </text:span></text:p>
      <text:p text:style-name="P9"><text:span text:style-name="T8"><text:tab/>Le problème de validité se situe au moment où le lecteur décide de « rapatrier » à la main la donnée </text:span><text:span text:style-name="T1">D'</text:span><text:span text:style-name="T8"> dans son espace mémoire. Si le lecteur est bloqué par l'ordonnanceur avant de faire la copie, et que des opérations d'écriture se font sur le canal, alors il est probable que la donnée reçue ne correspondent pas à </text:span><text:span text:style-name="T1">D'</text:span><text:span text:style-name="T8">, et, par conséquent, ne soit pas la donnée envoyée par </text:span><text:span text:style-name="T1">W</text:span><text:span text:style-name="T8">. </text:span><text:span text:style-name="T1">D'</text:span><text:span text:style-name="T8"> aura sans doute été écrasé par une opération d'écriture. Il y a donc une perte au niveau de la transmission de donnée. </text:span></text:p>
      <text:p text:style-name="P18"><text:tab/>Il serait possible de corriger ce problème en intégrant un système d'état de chaque donnée transmise au canal, afin d'interdire d'écraser la zone concernée si son contenu n'a pas copiée par le lecteur. Il faudrait pour cela mettre en place une interface spécifique, voire modifier la structure interne du canal.</text:p>
      <text:p text:style-name="P18"><text:tab/>Malgré tout, un deuxième problème de validité, beaucoup plus grave, peut arriver. En effet, les adresses reçu par chaque lecteur provienent d'une zone mémoire alloué lors de la création du canal. De ce fait, si un thread détruit le canal, l'intégralité de son contenu sera libéré, y compris les zones pointée par les lecteurs via les adresses fournies. Les lecteurs se retrouveront avec des adresses invalides. Un copie des données depuis ces adresses mettra le programme dans un état indéfini, voire le fera planter. </text:p>
      <text:p text:style-name="P18"/>
      <text:p text:style-name="P24"><text:span text:style-name="T8"><text:tab/></text:span>L'ensemble de ces problèmes a donc mené à l'adoption de la méthode ① qui consiste à effectuer la copie seulement lors de la lecture des données. Pour autant, cette méthode n'est pas non plus satisfaisante. En effet, en reprenant l'exemple de <text:span text:style-name="T1">R</text:span><text:span text:style-name="T8"> qui veut lire un canal </text:span><text:span text:style-name="T1">C₍₁₎</text:span><text:span text:style-name="T8">, utilisant le méthode ①, il va copier </text:span><text:span text:style-name="T1">D</text:span><text:span text:style-name="T8"> depuis une adresse fournie par l'écrivain.</text:span></text:p>
      <text:p text:style-name="P9"><text:span text:style-name="T8"><text:tab/>Si l'adresse fait référence à une zone mémoire de la pile d'exécution du thread/processus, cela ne posera pas de problème. Dans le cas contraire, c'est-à-dire, si l'adresse pointe sur une zone mémoire allouée par </text:span><text:span text:style-name="T1">malloc</text:span><text:span text:style-name="T8"> ou </text:span><text:span text:style-name="T1">mmap</text:span><text:span text:style-name="T8">, il se pourrait très bien que l'écrivain libère la zone mémoire avant que le lecteur n'ait pu lire la donnée pointée. On revient donc au problème de cohérence du programme.</text:span></text:p>
      <text:p text:style-name="P18"/>
      <text:p text:style-name="P18"><text:tab/>On peut donc en conclure qu'un/une programmeur/programmeuse normal(e) ne prendra sans doute pas ce genre de problème en considération dans son programme utilisant les canaux à copie unique. Dans le même temps, assurer la correction d'un telle implémentation impliquera un alourdissement inutile de la structure interne du canal pour un gain de performance quasi-nul.</text:p>
      <text:p text:style-name="P18"/>
      <text:p text:style-name="P9"/>
      <text:h text:style-name="P32" text:outline-level="1"/>
      <text:h text:style-name="P34" text:outline-level="1">Ⅵ Canaux non-bloquants</text:h>
      <text:h text:style-name="P36" text:outline-level="2"><text:s/>Sémantique</text:h>
      <text:p text:style-name="P9"/>
      <text:p text:style-name="P9"><text:tab/>Les canaux non-bloquants sont des canaux qui ne sont pas censés bloquer un thread/processus lors d'une lecture/écriture.</text:p>
      <text:p text:style-name="P9"><text:tab/>L'implémentation des canaux ne change rien sur sa structure interne. Cependant, il a fallu faire en sorte à ce qu'un thread/processus soit capable de surveiller l'état d'un canal à un instant <text:span text:style-name="T1">t</text:span><text:span text:style-name="T8"> (Le canal est-il accessible en lecture/écriture ? Est-il fermé ?). L'idée est donc de définir une fonction qui ferait à peut près le même travail que la fonction système </text:span><text:span text:style-name="T1">select</text:span><text:span text:style-name="T8">. Cette fonction a la signature suivante :</text:span></text:p>
      <text:p text:style-name="P18"/>
      <text:p text:style-name="P11">int channel_select(channel_set *ch, nchan_t nchannels, int timeout) ;</text:p>
      <text:p text:style-name="P9"/>
      <text:p text:style-name="P9"><text:tab/>Elle prend en paramètre un ensemble de canaux <text:span text:style-name="T4">channel_set</text:span><text:span text:style-name="T13">, une variable de type </text:span><text:span text:style-name="T4">nchan_t</text:span><text:span text:style-name="T13">, et un temps d'attente.</text:span></text:p>
      <text:p text:style-name="P15"/>
      <text:p text:style-name="P9"><text:span text:style-name="T13">La structure </text:span><text:span text:style-name="T4">channel_set</text:span><text:span text:style-name="T13"> se défini de cette manière :</text:span></text:p>
      <text:p text:style-name="P11">channel_set</text:p>
      <text:p text:style-name="P11">{</text:p>
      <text:p text:style-name="P11"><text:s text:c="4"/>struct channel *chan;</text:p>
      <text:p text:style-name="P11"><text:s text:c="4"/>short event;</text:p>
      <text:p text:style-name="P11"><text:s text:c="4"/>short revents;</text:p>
      <text:p text:style-name="P11">}</text:p>
      <text:p text:style-name="P9"/>
      <text:p text:style-name="P9"><text:tab/>Elle stocke le canal dont on veut connaître les événements, une variable qui stockera les types d'événement, ainsi qu'une variable qui stockera les événements produits. Ces variables prendront une ou plusieurs de ces valeurs suivantes :</text:p>
      <text:p text:style-name="P11"><text:s/>#define CHANNEL_EVENT_NOEVT <text:s/>0</text:p>
      <text:p text:style-name="P11"><text:s/>#define CHANNEL_EVENT_READ <text:s text:c="2"/>1</text:p>
      <text:p text:style-name="P11"><text:s/>#define CHANNEL_EVENT_WRITE <text:s/>2</text:p>
      <text:p text:style-name="P11"><text:s/>#define CHANNEL_EVENT_CLOSE <text:s/>4</text:p>
      <text:p text:style-name="P9"/>
      <text:p text:style-name="P9"><text:tab/>Le type <text:span text:style-name="T4">nchan_t</text:span> est juste un alias pour <text:span text:style-name="T4">unsigned long</text:span>. Un exemple d'utilisation se trouve dans le fichier <text:span text:style-name="T1">nfwd_chan.c</text:span><text:span text:style-name="T8">.</text:span></text:p>
      <text:p text:style-name="P18"><text:tab/></text:p>
      <text:h text:style-name="P37" text:outline-level="2"><text:s/>Performances par rapport aux canaux bloquants (normaux)</text:h>
      <text:h text:style-name="Heading_20_3" text:outline-level="3"><text:s/>Condition de test</text:h>
      <text:p text:style-name="Text_20_body"/>
      <text:p text:style-name="Text_20_body"><text:tab/>Les conditions de test sont les mêmes que pour les canaux des parties précédentes. Dans le programme <text:span text:style-name="T2">fwd</text:span>, les deux canaux sont non-bloquant.</text:p>
      <text:p text:style-name="P7"><draw:frame draw:style-name="fr1" draw:name="Objet10" text:anchor-type="paragraph" svg:x="-0.051cm" svg:y="0.049cm" svg:width="16.96cm" svg:height="9.454cm" draw:z-index="9"><draw:object xlink:href="./Object 10" xlink:type="simple" xlink:show="embed" xlink:actuate="onLoad"/><draw:image xlink:href="./ObjectReplacements/Object 10" xlink:type="simple" xlink:show="embed" xlink:actuate="onLoad"/><svg:desc>diagramme</svg:desc></draw:frame> <text:s/>Comparatif des performances entre les canaux non-bloquants et les canaux bloquants dans un contexte multi-thread avec autant d'écrivains que de lecteurs (en milliseconde).</text:p>
      <text:p text:style-name="P8"/>
      <text:p text:style-name="P8"><text:tab/>On constate que les canaux non-bloquants ont un temps d'exécution stagnant autour des. ~630-640 ms en temps réel. Ces canaux restent très performants en temps système (&lt; ~100ms avec moins de 100 écrivains/lecteurs).</text:p>
      <text:p text:style-name="P8"/>
      <text:p text:style-name="P8"><text:tab/>On peut donc conclure que les canaux non-bloquants ne sont pas plus performants que les canaux bloquants.</text:p>
      <text:h text:style-name="P35" text:outline-level="1">Ⅶ Combinaisons des extensions</text:h>
      <text:p text:style-name="P17"/>
      <text:p text:style-name="P17"><text:tab/>Il est important dans le cadre de ce projet de définir quelles sont les extensions compatibles entre elles, c'est-à-dire, sans devoir faire de lourdes modifications dans le canal.</text:p>
      <text:p text:style-name="P17"><text:tab/>Il a été constaté que les canaux synchrones, ainsi les canaux à copie unique, ne sont as compatibles avec les canaux globaux. Ces types de canaux ne peuvent donc pas être utilisés dans un contexte multi-processus. En dehors de ces extensions, la communication par lots et communication non-bloquante peuvent fonctionner sur sur un canal minimal ou global. Il faut également prendre entre compte le fait que pour un canal donné (minimal ou global) certaines extensions ne peuvent pas se combiner entre elles, comme l'indique le tableau suivant :</text:p>
      <text:p text:style-name="P17"><text:tab/></text:p>
      <table:table table:name="CompatExtensions" table:style-name="CompatExtensions">
        <table:table-column table:style-name="CompatExtensions.A"/>
        <table:table-column table:style-name="CompatExtensions.B"/>
        <table:table-column table:style-name="CompatExtensions.C" table:number-columns-repeated="2"/>
        <table:table-column table:style-name="CompatExtensions.B"/>
        <table:table-row>
          <table:table-cell table:style-name="CompatExtensions.A1" office:value-type="string">
            <text:p text:style-name="Table_20_Contents"/>
          </table:table-cell>
          <table:table-cell table:style-name="CompatExtensions.A1" office:value-type="string">
            <text:p text:style-name="Table_20_Contents">Communication par lots</text:p>
          </table:table-cell>
          <table:table-cell table:style-name="CompatExtensions.A1" office:value-type="string">
            <text:p text:style-name="Table_20_Contents">Synchrones</text:p>
          </table:table-cell>
          <table:table-cell table:style-name="CompatExtensions.A1" office:value-type="string">
            <text:p text:style-name="Table_20_Contents">Copie unique</text:p>
          </table:table-cell>
          <table:table-cell table:style-name="CompatExtensions.E1" office:value-type="string">
            <text:p text:style-name="Table_20_Contents">Non-bloquant</text:p>
          </table:table-cell>
        </table:table-row>
        <table:table-row>
          <table:table-cell table:style-name="CompatExtensions.A2" office:value-type="string">
            <text:p text:style-name="Table_20_Contents">Communication par lots</text:p>
          </table:table-cell>
          <table:table-cell table:style-name="CompatExtensions.A2" office:value-type="string">
            <text:p text:style-name="Table_20_Contents">--------------------------------------------</text:p>
          </table:table-cell>
          <table:table-cell table:style-name="CompatExtensions.A2" office:value-type="string">
            <text:p text:style-name="Table_20_Contents">--------------------------------------------</text:p>
          </table:table-cell>
          <table:table-cell table:style-name="CompatExtensions.A2" office:value-type="string">
            <text:p text:style-name="Table_20_Contents">--------------------------------------------</text:p>
          </table:table-cell>
          <table:table-cell table:style-name="CompatExtensions.E2" office:value-type="string">
            <text:p text:style-name="Table_20_Contents">--------------------------------------------</text:p>
          </table:table-cell>
        </table:table-row>
        <table:table-row>
          <table:table-cell table:style-name="CompatExtensions.A2" office:value-type="string">
            <text:p text:style-name="Table_20_Contents">Synchrones</text:p>
          </table:table-cell>
          <table:table-cell table:style-name="CompatExtensions.A2" office:value-type="string">
            <text:p text:style-name="P26">NON</text:p>
          </table:table-cell>
          <table:table-cell table:style-name="CompatExtensions.A2" office:value-type="string">
            <text:p text:style-name="Table_20_Contents">----------------------</text:p>
          </table:table-cell>
          <table:table-cell table:style-name="CompatExtensions.A2" office:value-type="string">
            <text:p text:style-name="Table_20_Contents">----------------------</text:p>
          </table:table-cell>
          <table:table-cell table:style-name="CompatExtensions.E2" office:value-type="string">
            <text:p text:style-name="Table_20_Contents">----------------------</text:p>
          </table:table-cell>
        </table:table-row>
        <table:table-row>
          <table:table-cell table:style-name="CompatExtensions.A2" office:value-type="string">
            <text:p text:style-name="Table_20_Contents">Copie unique</text:p>
          </table:table-cell>
          <table:table-cell table:style-name="CompatExtensions.A2" office:value-type="string">
            <text:p text:style-name="P26">NON</text:p>
          </table:table-cell>
          <table:table-cell table:style-name="CompatExtensions.A2" office:value-type="string">
            <text:p text:style-name="P26">NON</text:p>
          </table:table-cell>
          <table:table-cell table:style-name="CompatExtensions.A2" office:value-type="string">
            <text:p text:style-name="Table_20_Contents">----------------------</text:p>
          </table:table-cell>
          <table:table-cell table:style-name="CompatExtensions.E2" office:value-type="string">
            <text:p text:style-name="Table_20_Contents">----------------------</text:p>
          </table:table-cell>
        </table:table-row>
        <table:table-row>
          <table:table-cell table:style-name="CompatExtensions.A2" office:value-type="string">
            <text:p text:style-name="Table_20_Contents">Non-bloquant</text:p>
          </table:table-cell>
          <table:table-cell table:style-name="CompatExtensions.A2" office:value-type="string">
            <text:p text:style-name="P27">OUI</text:p>
          </table:table-cell>
          <table:table-cell table:style-name="CompatExtensions.A2" office:value-type="string">
            <text:p text:style-name="P26">NON</text:p>
          </table:table-cell>
          <table:table-cell table:style-name="CompatExtensions.A2" office:value-type="string">
            <text:p text:style-name="P26">NON</text:p>
          </table:table-cell>
          <table:table-cell table:style-name="CompatExtensions.E2" office:value-type="string">
            <text:p text:style-name="Table_20_Contents">----------------------</text:p>
          </table:table-cell>
        </table:table-row>
      </table:table>
      <text:p text:style-name="P17"/>
      <text:p text:style-name="P17"><text:tab/>Les canaux synchrones ne peuvent être utilisés pour une communication par lots dans la mesure où la communication synchrone ne fait pas intervenir le tampon du canal, important dans la communication par lots.</text:p>
      <text:p text:style-name="P17"><text:tab/>Une combinaison copie unique/communication par lots serait possible, mais au vu du caractère expérimental de la version à une seule copie, et des problèmes posés dans la partie les concernant, il a été décidé de ne par rendre compatible ces deux extensions, et ceux, afin de minimiser les problèmes ultérieurs.</text:p>
      <text:p text:style-name="P17"><text:tab/>Les canaux non-bloquants ne peuvent être ni synchrones, ni à copie unique, dans la mesure où d'une part, la synchronisation nécessite de bloquer l'appel, le blocage n'étant as compatible avec la sémantique des canaux non-bloquant, et d'autre part, <text:s/>l'usage les canaux à copie unique rajouteront les problèmes qui leur sont spécifiques.</text:p>
      <text:h text:style-name="P33" text:outline-level="1">Conclusion</text:h>
      <text:p text:style-name="Text_20_body"/>
      <text:p text:style-name="Text_20_body"><text:tab/>Les canaux offrent une meilleure performance global des programmes qui les utilisent que les tubes. Les différentes extensions proposées (hors canaux à copie unique), n'offrent pas de gain supplémentaire important mais offre des solutions satisfaisantes à certains problèmes impliquant leur uti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font-style="normal" style:font-style-asian="normal" style:font-style-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Rapport de projet : Canaux de Go en C<text:tab/><text:page-number text:select-page="current">20</text:page-number> sur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xon Jean-Pierre</meta:initial-creator>
    <meta:creation-date>2016-05-05T16:46:13.76</meta:creation-date>
    <dc:date>2016-05-18T11:08:34</dc:date>
    <dc:creator>Luxon Jean-Pierre</dc:creator>
    <meta:editing-duration>PT20H4M49S</meta:editing-duration>
    <meta:editing-cycles>306</meta:editing-cycles>
    <meta:generator>LibreOffice/3.5$Linux_X86_64 LibreOffice_project/350m1$Build-2</meta:generator>
    <meta:document-statistic meta:table-count="1" meta:image-count="0" meta:object-count="10" meta:page-count="20" meta:paragraph-count="224" meta:word-count="3716" meta:character-count="23203" meta:non-whitespace-character-count="194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chart:data-label-number="value" chart:data-label-text="false" chart:data-label-symbol="false"/>
      <style:graphic-properties draw:stroke="none" draw:fill-color="#ff0000"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91cm" svg:height="10.415cm" xlink:href="." xlink:type="simple" chart:class="chart:bar" chart:style-name="ch1">
        <chart:legend svg:x="0.796cm" svg:y="9.107cm" style:legend-expansion="custom" chartooo:width="15.169cm" chartooo:height="1.186cm" style:legend-expansion-aspect-ratio="12.7900505902192" chart:style-name="ch2"/>
        <chart:plot-area chart:style-name="ch3" chart:data-source-has-labels="both" svg:x="0.401cm" svg:y="0.532cm" svg:width="15.618cm" svg:height="8.43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128cm" svg:y="0.499cm" svg:width="14.891cm" svg:height="7.853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axis chart:dimension="y" chart:name="secondary-y" chart:style-name="ch7"/>
          <chart:axis chart:dimension="z" chart:name="primary-z" chart:style-name="ch8"/>
          <chart:series chart:attached-axis="primary-y" chart:style-name="ch9" chart:values-cell-range-address="local-table.$B$2:.$B$4" chart:label-cell-address="local-table.$B$1" chart:class="chart:bar">
            <chart:data-point chart:repeated="3"/>
          </chart:series>
          <chart:series chart:attached-axis="primary-y" chart:style-name="ch10" chart:values-cell-range-address="local-table.$C$2:.$C$4" chart:label-cell-address="local-table.$C$1" chart:class="chart:bar">
            <chart:data-point chart:repeated="3"/>
          </chart:series>
          <chart:series chart:attached-axis="primary-y" chart:style-name="ch11" chart:values-cell-range-address="local-table.$D$2:.$D$4" chart:label-cell-address="local-table.$D$1" chart:class="chart:bar">
            <chart:data-point chart:repeated="3"/>
          </chart:series>
          <chart:series chart:attached-axis="primary-y"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naux (temps réel)</text:p>
              </table:table-cell>
              <table:table-cell office:value-type="string">
                <text:p>canaux (temps système)</text:p>
              </table:table-cell>
              <table:table-cell office:value-type="string">
                <text:p>tube (temps réel)</text:p>
              </table:table-cell>
              <table:table-cell office:value-type="string">
                <text:p>tubes (temps système)</text:p>
              </table:table-cell>
            </table:table-row>
          </table:table-header-rows>
          <table:table-rows>
            <table:table-row>
              <table:table-cell office:value-type="string">
                <text:p>1 lecteur/écrivain</text:p>
              </table:table-cell>
              <table:table-cell office:value-type="float" office:value="0.01">
                <text:p>0.01</text:p>
              </table:table-cell>
              <table:table-cell office:value-type="float" office:value="0.02">
                <text:p>0.02</text:p>
              </table:table-cell>
              <table:table-cell office:value-type="float" office:value="0.025">
                <text:p>0.025</text:p>
              </table:table-cell>
              <table:table-cell office:value-type="float" office:value="0.048">
                <text:p>0.048</text:p>
              </table:table-cell>
            </table:table-row>
            <table:table-row>
              <table:table-cell office:value-type="string">
                <text:p> 10 lecteurs/écrivains</text:p>
              </table:table-cell>
              <table:table-cell office:value-type="float" office:value="0.204">
                <text:p>0.204</text:p>
              </table:table-cell>
              <table:table-cell office:value-type="float" office:value="0.376">
                <text:p>0.376</text:p>
              </table:table-cell>
              <table:table-cell office:value-type="float" office:value="0.205">
                <text:p>0.205</text:p>
              </table:table-cell>
              <table:table-cell office:value-type="float" office:value="0.528">
                <text:p>0.528</text:p>
              </table:table-cell>
            </table:table-row>
            <table:table-row>
              <table:table-cell office:value-type="string">
                <text:p>100 lecteurs/écrivains</text:p>
              </table:table-cell>
              <table:table-cell office:value-type="float" office:value="0.303">
                <text:p>0.303</text:p>
              </table:table-cell>
              <table:table-cell office:value-type="float" office:value="0.544">
                <text:p>0.544</text:p>
              </table:table-cell>
              <table:table-cell office:value-type="float" office:value="1.205">
                <text:p>1.205</text:p>
              </table:table-cell>
              <table:table-cell office:value-type="float" office:value="4.376">
                <text:p>4.3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83caff"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99cc66" dr3d:edge-rounding="5%"/>
      <style:text-properties fo:font-size="10pt" style:font-size-asian="10pt" style:font-size-complex="10pt"/>
    </style:style>
    <style:style style:name="ch11" style:family="chart" style:data-style-name="N100">
      <style:chart-properties chart:link-data-style-to-source="false" chart:data-label-number="value" chart:data-label-text="false" chart:data-label-symbol="false"/>
      <style:graphic-properties draw:stroke="none" draw:fill-color="#4b1f6f"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959cm" svg:height="9.454cm" xlink:href="." xlink:type="simple" chart:class="chart:bar" chart:style-name="ch1">
        <chart:legend svg:x="0.464cm" svg:y="8.083cm" style:legend-expansion="custom" chartooo:width="16.057cm" chartooo:height="1.118cm" style:legend-expansion-aspect-ratio="14.3622540250447" chart:style-name="ch2"/>
        <chart:plot-area chart:style-name="ch3" chart:data-source-has-labels="both" svg:x="-0.007cm" svg:y="0.103cm" svg:width="16.835cm" svg:height="7.904cm" dr3d:transform="matrix (0.9999527792059 -0.00185589984756622 -0.00953912963289833 0.00185589984756622 0.999998277777216 -0.00000885204361605885 0.00953912963289833 -0.00000885204361608053 0.99995450142868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cm" svg:y="0.07cm" svg:width="16.029cm" svg:height="7.325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axis chart:dimension="z" chart:name="primary-z" chart:style-name="ch7"/>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loquant(temps réel)</text:p>
              </table:table-cell>
              <table:table-cell office:value-type="string">
                <text:p>Non-bloquant(temps réel)</text:p>
              </table:table-cell>
              <table:table-cell office:value-type="string">
                <text:p>Bloquant(temps système)</text:p>
              </table:table-cell>
              <table:table-cell office:value-type="string">
                <text:p>Non-bloquant(temps système)</text:p>
              </table:table-cell>
            </table:table-row>
          </table:table-header-rows>
          <table:table-rows>
            <table:table-row>
              <table:table-cell office:value-type="string">
                <text:p>1 écrivain/lecteur</text:p>
              </table:table-cell>
              <table:table-cell office:value-type="float" office:value="15">
                <text:p>15</text:p>
              </table:table-cell>
              <table:table-cell office:value-type="float" office:value="640">
                <text:p>640</text:p>
              </table:table-cell>
              <table:table-cell office:value-type="float" office:value="12">
                <text:p>12</text:p>
              </table:table-cell>
              <table:table-cell office:value-type="float" office:value="8">
                <text:p>8</text:p>
              </table:table-cell>
            </table:table-row>
            <table:table-row>
              <table:table-cell office:value-type="string">
                <text:p>10 écrivains/lecteurs</text:p>
              </table:table-cell>
              <table:table-cell office:value-type="float" office:value="271">
                <text:p>271</text:p>
              </table:table-cell>
              <table:table-cell office:value-type="float" office:value="623">
                <text:p>623</text:p>
              </table:table-cell>
              <table:table-cell office:value-type="float" office:value="556">
                <text:p>556</text:p>
              </table:table-cell>
              <table:table-cell office:value-type="float" office:value="32">
                <text:p>32</text:p>
              </table:table-cell>
            </table:table-row>
            <table:table-row>
              <table:table-cell office:value-type="string">
                <text:p>100 écrivains/lecteurs</text:p>
              </table:table-cell>
              <table:table-cell office:value-type="float" office:value="304">
                <text:p>304</text:p>
              </table:table-cell>
              <table:table-cell office:value-type="float" office:value="648">
                <text:p>648</text:p>
              </table:table-cell>
              <table:table-cell office:value-type="float" office:value="568">
                <text:p>568</text:p>
              </table:table-cell>
              <table:table-cell office:value-type="float" office:value="104">
                <text:p>104</text:p>
              </table:table-cell>
            </table:table-row>
            <table:table-row>
              <table:table-cell office:value-type="string">
                <text:p>1000 écrivains/lecteurs</text:p>
              </table:table-cell>
              <table:table-cell office:value-type="float" office:value="442">
                <text:p>442</text:p>
              </table:table-cell>
              <table:table-cell office:value-type="float" office:value="415">
                <text:p>415</text:p>
              </table:table-cell>
              <table:table-cell office:value-type="float" office:value="66">
                <text:p>66</text:p>
              </table:table-cell>
              <table:table-cell office:value-type="float" office:value="616">
                <text:p>61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vertic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100">
      <style:chart-properties chart:link-data-style-to-source="false" chart:data-label-number="value" chart:data-label-text="false" chart:data-label-symbol="false"/>
      <style:graphic-properties draw:stroke="none" draw:fill-color="#ff0000"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0066cc"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742cm" svg:height="13.421cm" xlink:href="." xlink:type="simple" chart:class="chart:bar" chart:style-name="ch1">
        <chart:legend svg:x="0.519cm" svg:y="12.443cm" style:legend-expansion="custom" chartooo:width="3.41cm" chartooo:height="0.821cm" style:legend-expansion-aspect-ratio="4.15347137637028" chart:style-name="ch2"/>
        <chart:plot-area chart:style-name="ch3" chart:data-source-has-labels="both" svg:x="-0.121cm" svg:y="1.035cm" svg:width="16.458cm" svg:height="11.25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82cm" svg:y="1.035cm" svg:width="12.559cm" svg:height="10.61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z" chart:name="primary-z" chart:style-name="ch7"/>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acteur temps système</text:p>
              </table:table-cell>
              <table:table-cell office:value-type="string">
                <text:p>Facteur temps réel</text:p>
              </table:table-cell>
            </table:table-row>
          </table:table-header-rows>
          <table:table-rows>
            <table:table-row>
              <table:table-cell office:value-type="string">
                <text:p>10000 lecteurs/écrivains</text:p>
              </table:table-cell>
              <table:table-cell office:value-type="float" office:value="34">
                <text:p>34</text:p>
              </table:table-cell>
              <table:table-cell office:value-type="float" office:value="28">
                <text:p>28</text:p>
              </table:table-cell>
            </table:table-row>
            <table:table-row>
              <table:table-cell office:value-type="string">
                <text:p>5000 lecteurs/écrivains</text:p>
              </table:table-cell>
              <table:table-cell office:value-type="float" office:value="108">
                <text:p>108</text:p>
              </table:table-cell>
              <table:table-cell office:value-type="float" office:value="49">
                <text:p>49</text:p>
              </table:table-cell>
            </table:table-row>
            <table:table-row>
              <table:table-cell office:value-type="string">
                <text:p>1000 lecteurs/écrivains</text:p>
              </table:table-cell>
              <table:table-cell office:value-type="float" office:value="245">
                <text:p>245</text:p>
              </table:table-cell>
              <table:table-cell office:value-type="float" office:value="102">
                <text:p>102</text:p>
              </table:table-cell>
            </table:table-row>
            <table:table-row>
              <table:table-cell office:value-type="string">
                <text:p>100 lecteurs/écrivains</text:p>
              </table:table-cell>
              <table:table-cell office:value-type="float" office:value="8">
                <text:p>8</text:p>
              </table:table-cell>
              <table:table-cell office:value-type="float" office:value="3">
                <text:p>3</text:p>
              </table:table-cell>
            </table:table-row>
            <table:table-row>
              <table:table-cell office:value-type="string">
                <text:p>10 lecteurs/écrivains</text:p>
              </table:table-cell>
              <table:table-cell office:value-type="float" office:value="1.5">
                <text:p>1.5</text:p>
              </table:table-cell>
              <table:table-cell office:value-type="float" office:value="1">
                <text:p>1</text:p>
              </table:table-cell>
            </table:table-row>
            <table:table-row>
              <table:table-cell office:value-type="string">
                <text:p>1 lecteur/écrivain</text:p>
              </table:table-cell>
              <table:table-cell office:value-type="float" office:value="2">
                <text:p>2</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0084d1"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4b1f6f" dr3d:edge-rounding="5%"/>
      <style:text-properties fo:font-size="10pt" style:font-size-asian="10pt" style:font-size-complex="10pt"/>
    </style:style>
    <style:style style:name="ch11" style:family="chart" style:data-style-name="N0">
      <style:chart-properties chart:link-data-style-to-source="false" chart:data-label-number="value" chart:data-label-text="false" chart:data-label-symbol="false"/>
      <style:graphic-properties draw:stroke="none" draw:fill-color="#aecf0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79cm" svg:height="11.329cm" xlink:href="." xlink:type="simple" chart:class="chart:bar" chart:style-name="ch1">
        <chart:legend svg:x="0.241cm" svg:y="9.379cm" style:legend-expansion="custom" chartooo:width="16.262cm" chartooo:height="1.67cm" style:legend-expansion-aspect-ratio="9.7377245508982" chart:style-name="ch2"/>
        <chart:plot-area chart:style-name="ch3" chart:data-source-has-labels="both" svg:x="0.096cm" svg:y="0.244cm" svg:width="16.242cm" svg:height="9.32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758cm" svg:y="0.244cm" svg:width="15.645cm" svg:height="8.683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axis chart:dimension="z" chart:name="primary-z" chart:style-name="ch7"/>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naux globaux (temps réel)</text:p>
              </table:table-cell>
              <table:table-cell office:value-type="string">
                <text:p>Canaux globaux (temps système)</text:p>
              </table:table-cell>
              <table:table-cell office:value-type="string">
                <text:p>Tube (temps réel)</text:p>
              </table:table-cell>
              <table:table-cell office:value-type="string">
                <text:p>Tube (temps système)</text:p>
              </table:table-cell>
            </table:table-row>
          </table:table-header-rows>
          <table:table-rows>
            <table:table-row>
              <table:table-cell office:value-type="string">
                <text:p>1 lecteur/écrivain</text:p>
              </table:table-cell>
              <table:table-cell office:value-type="float" office:value="0.026">
                <text:p>0.026</text:p>
              </table:table-cell>
              <table:table-cell office:value-type="float" office:value="0.036">
                <text:p>0.036</text:p>
              </table:table-cell>
              <table:table-cell office:value-type="float" office:value="0.022">
                <text:p>0.022</text:p>
              </table:table-cell>
              <table:table-cell office:value-type="float" office:value="0.048">
                <text:p>0.048</text:p>
              </table:table-cell>
            </table:table-row>
            <table:table-row>
              <table:table-cell office:value-type="string">
                <text:p>10 lecteurs/écrivains</text:p>
              </table:table-cell>
              <table:table-cell office:value-type="float" office:value="0.307">
                <text:p>0.307</text:p>
              </table:table-cell>
              <table:table-cell office:value-type="float" office:value="0.624">
                <text:p>0.624</text:p>
              </table:table-cell>
              <table:table-cell office:value-type="float" office:value="0.478">
                <text:p>0.478</text:p>
              </table:table-cell>
              <table:table-cell office:value-type="float" office:value="0.652">
                <text:p>0.652</text:p>
              </table:table-cell>
            </table:table-row>
            <table:table-row>
              <table:table-cell office:value-type="string">
                <text:p>100 lecteurs/écrivains</text:p>
              </table:table-cell>
              <table:table-cell office:value-type="float" office:value="0.478">
                <text:p>0.478</text:p>
              </table:table-cell>
              <table:table-cell office:value-type="float" office:value="0.652">
                <text:p>0.652</text:p>
              </table:table-cell>
              <table:table-cell office:value-type="float" office:value="1.283">
                <text:p>1.283</text:p>
              </table:table-cell>
              <table:table-cell office:value-type="float" office:value="4.168">
                <text:p>4.1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0066cc"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ffff00" dr3d:edge-rounding="5%"/>
      <style:text-properties fo:font-size="10pt" style:font-size-asian="10pt" style:font-size-complex="10pt"/>
    </style:style>
    <style:style style:name="ch11" style:family="chart" style:data-style-name="N100">
      <style:chart-properties chart:link-data-style-to-source="false" chart:data-label-number="value" chart:data-label-text="false" chart:data-label-symbol="false"/>
      <style:graphic-properties draw:stroke="none" draw:fill-color="#669933"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716cm" svg:height="11.523cm" xlink:href="." xlink:type="simple" chart:class="chart:bar" chart:style-name="ch1">
        <chart:legend svg:x="2.162cm" svg:y="9.786cm" style:legend-expansion="custom" chartooo:width="12.107cm" chartooo:height="1.736cm" style:legend-expansion-aspect-ratio="6.97407834101383" chart:style-name="ch2"/>
        <chart:plot-area chart:style-name="ch3" chart:data-source-has-labels="both" svg:x="0.186cm" svg:y="0.001cm" svg:width="16.296cm" svg:height="9.81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56cm" svg:y="0.001cm" svg:width="15.684cm" svg:height="9.16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axis chart:dimension="z" chart:name="primary-z" chart:style-name="ch7"/>
          <chart:series chart:style-name="ch8" chart:values-cell-range-address="local-table.$B$2:.$B$5" chart:label-cell-address="local-table.$B$1" chart:class="chart:bar">
            <chart:data-point chart:repeated="4"/>
          </chart:series>
          <chart:series chart:style-name="ch9" chart:values-cell-range-address="local-table.$E$2:.$E$5" chart:label-cell-address="local-table.$E$1" chart:class="chart:bar">
            <chart:data-point chart:repeated="4"/>
          </chart:series>
          <chart:series chart:style-name="ch10" chart:values-cell-range-address="local-table.$C$2:.$C$5" chart:label-cell-address="local-table.$C$1" chart:class="chart:bar">
            <chart:data-point chart:repeated="4"/>
          </chart:series>
          <chart:series chart:style-name="ch11" chart:values-cell-range-address="local-table.$D$2:.$D$5" chart:label-cell-address="local-table.$D$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naux minimaux (temps réel)</text:p>
              </table:table-cell>
              <table:table-cell office:value-type="string">
                <text:p>Canaux minimaux (temps système)</text:p>
              </table:table-cell>
              <table:table-cell office:value-type="string">
                <text:p>Canaux globaux (temps système)</text:p>
              </table:table-cell>
              <table:table-cell office:value-type="string">
                <text:p>Canaux globaux (temps réel)</text:p>
              </table:table-cell>
            </table:table-row>
          </table:table-header-rows>
          <table:table-rows>
            <table:table-row>
              <table:table-cell office:value-type="string">
                <text:p>1 lecteur/écrivain</text:p>
              </table:table-cell>
              <table:table-cell office:value-type="float" office:value="0.01">
                <text:p>0.01</text:p>
              </table:table-cell>
              <table:table-cell office:value-type="float" office:value="0.02">
                <text:p>0.02</text:p>
              </table:table-cell>
              <table:table-cell office:value-type="float" office:value="0.036">
                <text:p>0.036</text:p>
              </table:table-cell>
              <table:table-cell office:value-type="float" office:value="0.026">
                <text:p>0.026</text:p>
              </table:table-cell>
            </table:table-row>
            <table:table-row>
              <table:table-cell office:value-type="string">
                <text:p>10 lecteurs/écrivains</text:p>
              </table:table-cell>
              <table:table-cell office:value-type="float" office:value="0.204">
                <text:p>0.204</text:p>
              </table:table-cell>
              <table:table-cell office:value-type="float" office:value="0.376">
                <text:p>0.376</text:p>
              </table:table-cell>
              <table:table-cell office:value-type="float" office:value="0.624">
                <text:p>0.624</text:p>
              </table:table-cell>
              <table:table-cell office:value-type="float" office:value="0.307">
                <text:p>0.307</text:p>
              </table:table-cell>
            </table:table-row>
            <table:table-row>
              <table:table-cell office:value-type="string">
                <text:p>100 lecteurs/écrivains</text:p>
              </table:table-cell>
              <table:table-cell office:value-type="float" office:value="0.303">
                <text:p>0.303</text:p>
              </table:table-cell>
              <table:table-cell office:value-type="float" office:value="0.544">
                <text:p>0.544</text:p>
              </table:table-cell>
              <table:table-cell office:value-type="float" office:value="0.652">
                <text:p>0.652</text:p>
              </table:table-cell>
              <table:table-cell office:value-type="float" office:value="0.478">
                <text:p>0.478</text:p>
              </table:table-cell>
            </table:table-row>
            <table:table-row>
              <table:table-cell office:value-type="string">
                <text:p>1000 lecteurs/écrivains</text:p>
              </table:table-cell>
              <table:table-cell office:value-type="float" office:value="0.42">
                <text:p>0.42</text:p>
              </table:table-cell>
              <table:table-cell office:value-type="float" office:value="0.66">
                <text:p>0.66</text:p>
              </table:table-cell>
              <table:table-cell office:value-type="float" office:value="0.648">
                <text:p>0.648</text:p>
              </table:table-cell>
              <table:table-cell office:value-type="float" office:value="0.958">
                <text:p>0.9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0" style:family="chart" style:data-style-name="N10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chart:data-label-number="value" chart:data-label-text="false" chart:data-label-symbol="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693cm" svg:height="6.974cm" xlink:href="." xlink:type="simple" chart:class="chart:bar" chart:style-name="ch1">
        <chart:legend svg:x="0.528cm" svg:y="5.388cm" style:legend-expansion="custom" chartooo:width="15.805cm" chartooo:height="1.186cm" style:legend-expansion-aspect-ratio="13.3263069139966" chart:style-name="ch2"/>
        <chart:plot-area chart:style-name="ch3" chart:data-source-has-labels="both" svg:x="0.159cm" svg:y="0.286cm" svg:width="16.239cm" svg:height="5.14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86cm" svg:y="0.272cm" svg:width="15.512cm" svg:height="4.52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axis chart:dimension="z" chart:name="primary-z" chart:style-name="ch7"/>
          <chart:series chart:style-name="ch8" chart:values-cell-range-address="local-table.$C$2:.$C$5" chart:label-cell-address="local-table.$C$1" chart:class="chart:bar">
            <chart:data-point chart:repeated="4"/>
          </chart:series>
          <chart:series chart:style-name="ch9" chart:values-cell-range-address="local-table.$B$2:.$B$5" chart:label-cell-address="local-table.$B$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D$2:.$D$5" chart:label-cell-address="local-table.$D$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synchrone(temps réel)</text:p>
              </table:table-cell>
              <table:table-cell office:value-type="string">
                <text:p>Synchrone(temps réel)</text:p>
              </table:table-cell>
              <table:table-cell office:value-type="string">
                <text:p>Asynchrone(temps système)</text:p>
              </table:table-cell>
              <table:table-cell office:value-type="string">
                <text:p>Synchrone(temps système)</text:p>
              </table:table-cell>
            </table:table-row>
          </table:table-header-rows>
          <table:table-rows>
            <table:table-row>
              <table:table-cell office:value-type="string">
                <text:p>1 écrivain/lecteur</text:p>
              </table:table-cell>
              <table:table-cell office:value-type="float" office:value="0.015">
                <text:p>0.015</text:p>
              </table:table-cell>
              <table:table-cell office:value-type="float" office:value="1.1">
                <text:p>1.1</text:p>
              </table:table-cell>
              <table:table-cell office:value-type="float" office:value="0.012">
                <text:p>0.012</text:p>
              </table:table-cell>
              <table:table-cell office:value-type="float" office:value="0.94">
                <text:p>0.94</text:p>
              </table:table-cell>
            </table:table-row>
            <table:table-row>
              <table:table-cell office:value-type="string">
                <text:p>10 écrivains/lecteurs</text:p>
              </table:table-cell>
              <table:table-cell office:value-type="float" office:value="0.271">
                <text:p>0.271</text:p>
              </table:table-cell>
              <table:table-cell office:value-type="float" office:value="1.332">
                <text:p>1.332</text:p>
              </table:table-cell>
              <table:table-cell office:value-type="float" office:value="0.556">
                <text:p>0.556</text:p>
              </table:table-cell>
              <table:table-cell office:value-type="float" office:value="1.624">
                <text:p>1.624</text:p>
              </table:table-cell>
            </table:table-row>
            <table:table-row>
              <table:table-cell office:value-type="string">
                <text:p>100 écrivains/lecteurs</text:p>
              </table:table-cell>
              <table:table-cell office:value-type="float" office:value="0.304">
                <text:p>0.304</text:p>
              </table:table-cell>
              <table:table-cell office:value-type="float" office:value="1.351">
                <text:p>1.351</text:p>
              </table:table-cell>
              <table:table-cell office:value-type="float" office:value="0.568">
                <text:p>0.568</text:p>
              </table:table-cell>
              <table:table-cell office:value-type="float" office:value="1.72">
                <text:p>1.72</text:p>
              </table:table-cell>
            </table:table-row>
            <table:table-row>
              <table:table-cell office:value-type="string">
                <text:p>1000 écrivains/lecteurs</text:p>
              </table:table-cell>
              <table:table-cell office:value-type="float" office:value="0.442">
                <text:p>0.442</text:p>
              </table:table-cell>
              <table:table-cell office:value-type="float" office:value="1.5">
                <text:p>1.5</text:p>
              </table:table-cell>
              <table:table-cell office:value-type="float" office:value="0.66">
                <text:p>0.66</text:p>
              </table:table-cell>
              <table:table-cell office:value-type="float" office:value="1.808">
                <text:p>1.80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3333ff"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ff0000"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aecf0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933cm" svg:height="9.738cm" xlink:href="." xlink:type="simple" chart:class="chart:bar" chart:style-name="ch1">
        <chart:legend svg:x="9.461cm" svg:y="3.599cm" style:legend-expansion="custom" chartooo:width="7.472cm" chartooo:height="2.567cm" style:legend-expansion-aspect-ratio="2.91079080638878" chart:style-name="ch2"/>
        <chart:plot-area chart:style-name="ch3" chart:data-source-has-labels="both" svg:x="0.055cm" svg:y="0.337cm" svg:width="9.694cm" svg:height="9.06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62cm" svg:y="0.287cm" svg:width="8.887cm" svg:height="8.516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axis chart:dimension="z" chart:name="primary-z" chart:style-name="ch7"/>
          <chart:series chart:style-name="ch8" chart:values-cell-range-address="local-table.$C$2:.$C$3" chart:label-cell-address="local-table.$C$1" chart:class="chart:bar">
            <chart:data-point chart:repeated="2"/>
          </chart:series>
          <chart:series chart:style-name="ch9" chart:values-cell-range-address="local-table.$B$2:.$B$3" chart:label-cell-address="local-table.$B$1" chart:class="chart:bar">
            <chart:data-point chart:repeated="2"/>
          </chart:series>
          <chart:series chart:style-name="ch10" chart:values-cell-range-address="local-table.$D$2:.$D$3" chart:label-cell-address="local-table.$D$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mbre d'écrivains = Nombre de lecteurs</text:p>
              </table:table-cell>
              <table:table-cell office:value-type="string">
                <text:p>Nombre d'écrivains &gt; Nombre de lecteurs</text:p>
              </table:table-cell>
              <table:table-cell office:value-type="string">
                <text:p>Nombre d'écrivains &lt; Nombre de lecteurs</text:p>
              </table:table-cell>
            </table:table-row>
          </table:table-header-rows>
          <table:table-rows>
            <table:table-row>
              <table:table-cell office:value-type="string">
                <text:p>Temps réel</text:p>
              </table:table-cell>
              <table:table-cell office:value-type="float" office:value="30">
                <text:p>30</text:p>
              </table:table-cell>
              <table:table-cell office:value-type="float" office:value="10">
                <text:p>10</text:p>
              </table:table-cell>
              <table:table-cell office:value-type="float" office:value="62">
                <text:p>62</text:p>
              </table:table-cell>
            </table:table-row>
            <table:table-row>
              <table:table-cell office:value-type="string">
                <text:p>Temps système</text:p>
              </table:table-cell>
              <table:table-cell office:value-type="float" office:value="70">
                <text:p>70</text:p>
              </table:table-cell>
              <table:table-cell office:value-type="float" office:value="50">
                <text:p>50</text:p>
              </table:table-cell>
              <table:table-cell office:value-type="float" office:value="156">
                <text:p>1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data-style-name="N10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chart:data-label-number="value" chart:data-label-text="false" chart:data-label-symbol="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false" chart:data-label-number="value" chart:data-label-text="false" chart:data-label-symbol="fals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742cm" svg:height="7.094cm" xlink:href="." xlink:type="simple" chart:class="chart:bar" chart:style-name="ch1">
        <chart:legend chart:legend-position="end" svg:x="14.955cm" svg:y="2.003cm" style:legend-expansion="high" chart:style-name="ch2"/>
        <chart:plot-area chart:style-name="ch3" chart:data-source-has-labels="both" svg:x="-0.088cm" svg:y="0.075cm" svg:width="14.242cm" svg:height="6.83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703cm" svg:y="0.075cm" svg:width="13.467cm" svg:height="6.19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axis chart:dimension="z" chart:name="primary-z" chart:style-name="ch7"/>
          <chart:series chart:style-name="ch8" chart:values-cell-range-address="local-table.$B$2:.$B$2" chart:label-cell-address="local-table.$B$1" chart:class="chart:bar">
            <chart:data-point/>
          </chart:series>
          <chart:series chart:style-name="ch9" chart:values-cell-range-address="local-table.$E$2:.$E$2" chart:label-cell-address="local-table.$E$1" chart:class="chart:bar">
            <chart:data-point/>
          </chart:series>
          <chart:series chart:style-name="ch10" chart:values-cell-range-address="local-table.$C$2:.$C$2" chart:label-cell-address="local-table.$C$1" chart:class="chart:bar">
            <chart:data-point/>
          </chart:series>
          <chart:series chart:style-name="ch11" chart:values-cell-range-address="local-table.$F$2:.$F$2" chart:label-cell-address="local-table.$F$1" chart:class="chart:bar">
            <chart:data-point/>
          </chart:series>
          <chart:series chart:style-name="ch12" chart:values-cell-range-address="local-table.$D$2:.$D$2" chart:label-cell-address="local-table.$D$1" chart:class="chart:bar">
            <chart:data-point/>
          </chart:series>
          <chart:series chart:style-name="ch13" chart:values-cell-range-address="local-table.$G$2:.$G$2" chart:label-cell-address="local-table.$G$1"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0</text:p>
              </table:table-cell>
              <table:table-cell office:value-type="string">
                <text:p>1/100</text:p>
              </table:table-cell>
              <table:table-cell office:value-type="string">
                <text:p>1/1000</text:p>
              </table:table-cell>
              <table:table-cell office:value-type="string">
                <text:p>10/1</text:p>
              </table:table-cell>
              <table:table-cell office:value-type="string">
                <text:p>100/1</text:p>
              </table:table-cell>
              <table:table-cell office:value-type="string">
                <text:p>1000/1</text:p>
              </table:table-cell>
            </table:table-row>
          </table:table-header-rows>
          <table:table-rows>
            <table:table-row>
              <table:table-cell office:value-type="string">
                <text:p>Temps système (Ratio Lecteurs/Écrivains)</text:p>
              </table:table-cell>
              <table:table-cell office:value-type="float" office:value="0.148">
                <text:p>0.148</text:p>
              </table:table-cell>
              <table:table-cell office:value-type="float" office:value="0.332">
                <text:p>0.332</text:p>
              </table:table-cell>
              <table:table-cell office:value-type="float" office:value="15.553">
                <text:p>15.553</text:p>
              </table:table-cell>
              <table:table-cell office:value-type="float" office:value="0.452">
                <text:p>0.452</text:p>
              </table:table-cell>
              <table:table-cell office:value-type="float" office:value="4.168">
                <text:p>4.168</text:p>
              </table:table-cell>
              <table:table-cell office:value-type="float" office:value="100.19">
                <text:p>100.1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83caff"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ff950e" dr3d:edge-rounding="5%"/>
      <style:text-properties fo:font-size="10pt" style:font-size-asian="10pt" style:font-size-complex="10pt"/>
    </style:style>
    <style:style style:name="ch11" style:family="chart" style:data-style-name="N10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959cm" svg:height="8.431cm" xlink:href="." xlink:type="simple" chart:class="chart:bar" chart:style-name="ch1">
        <chart:legend svg:x="0.464cm" svg:y="7.209cm" style:legend-expansion="custom" chartooo:width="16.057cm" chartooo:height="0.997cm" style:legend-expansion-aspect-ratio="16.1053159478435" chart:style-name="ch2"/>
        <chart:plot-area chart:style-name="ch3" chart:data-source-has-labels="both" svg:x="0.218cm" svg:y="0.062cm" svg:width="16.465cm" svg:height="7.179cm" dr3d:transform="matrix (0.9999527792059 -0.00185589984756622 -0.00953912963289833 0.00185589984756622 0.999998277777216 -0.00000885204361605885 0.00953912963289833 -0.00000885204361608053 0.99995450142868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cm" svg:y="0.062cm" svg:width="16.029cm" svg:height="6.533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axis chart:dimension="z" chart:name="primary-z" chart:style-name="ch7"/>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rmal(temps réel)</text:p>
              </table:table-cell>
              <table:table-cell office:value-type="string">
                <text:p>Lots(temps réel)</text:p>
              </table:table-cell>
              <table:table-cell office:value-type="string">
                <text:p>Normal(temps système)</text:p>
              </table:table-cell>
              <table:table-cell office:value-type="string">
                <text:p>Lots(temps système)</text:p>
              </table:table-cell>
            </table:table-row>
          </table:table-header-rows>
          <table:table-rows>
            <table:table-row>
              <table:table-cell office:value-type="string">
                <text:p>1 écrivain/lecteur</text:p>
              </table:table-cell>
              <table:table-cell office:value-type="float" office:value="0.015">
                <text:p>0.015</text:p>
              </table:table-cell>
              <table:table-cell office:value-type="float" office:value="0.013">
                <text:p>0.013</text:p>
              </table:table-cell>
              <table:table-cell office:value-type="float" office:value="0.012">
                <text:p>0.012</text:p>
              </table:table-cell>
              <table:table-cell office:value-type="float" office:value="0.004">
                <text:p>0.004</text:p>
              </table:table-cell>
            </table:table-row>
            <table:table-row>
              <table:table-cell office:value-type="string">
                <text:p>10 écrivains/lecteurs</text:p>
              </table:table-cell>
              <table:table-cell office:value-type="float" office:value="0.271">
                <text:p>0.271</text:p>
              </table:table-cell>
              <table:table-cell office:value-type="float" office:value="0.076">
                <text:p>0.076</text:p>
              </table:table-cell>
              <table:table-cell office:value-type="float" office:value="0.556">
                <text:p>0.556</text:p>
              </table:table-cell>
              <table:table-cell office:value-type="float" office:value="0.104">
                <text:p>0.104</text:p>
              </table:table-cell>
            </table:table-row>
            <table:table-row>
              <table:table-cell office:value-type="string">
                <text:p>100 écrivains/lecteurs</text:p>
              </table:table-cell>
              <table:table-cell office:value-type="float" office:value="0.304">
                <text:p>0.304</text:p>
              </table:table-cell>
              <table:table-cell office:value-type="float" office:value="0.315">
                <text:p>0.315</text:p>
              </table:table-cell>
              <table:table-cell office:value-type="float" office:value="0.568">
                <text:p>0.568</text:p>
              </table:table-cell>
              <table:table-cell office:value-type="float" office:value="0.48">
                <text:p>0.48</text:p>
              </table:table-cell>
            </table:table-row>
            <table:table-row>
              <table:table-cell office:value-type="string">
                <text:p>1000 écrivains/lecteurs</text:p>
              </table:table-cell>
              <table:table-cell office:value-type="float" office:value="0.442">
                <text:p>0.442</text:p>
              </table:table-cell>
              <table:table-cell office:value-type="float" office:value="0.458">
                <text:p>0.458</text:p>
              </table:table-cell>
              <table:table-cell office:value-type="float" office:value="0.66">
                <text:p>0.66</text:p>
              </table:table-cell>
              <table:table-cell office:value-type="float" office:value="0.608">
                <text:p>0.60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83caff"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ff950e" dr3d:edge-rounding="5%"/>
      <style:text-properties fo:font-size="10pt" style:font-size-asian="10pt" style:font-size-complex="10pt"/>
    </style:style>
    <style:style style:name="ch11" style:family="chart" style:data-style-name="N10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959cm" svg:height="6.325cm" xlink:href="." xlink:type="simple" chart:class="chart:bar" chart:style-name="ch1">
        <chart:legend svg:x="0.464cm" svg:y="5.408cm" style:legend-expansion="custom" chartooo:width="16.057cm" chartooo:height="0.748cm" style:legend-expansion-aspect-ratio="21.4665775401069" chart:style-name="ch2"/>
        <chart:plot-area chart:style-name="ch3" chart:data-source-has-labels="both" svg:x="0.449cm" svg:y="0.046cm" svg:width="16.003cm" svg:height="5.547cm" dr3d:transform="matrix (0.9999527792059 -0.00185589984756622 -0.00953912963289833 0.00185589984756622 0.999998277777216 -0.00000885204361605885 0.00953912963289833 -0.00000885204361608053 0.99995450142868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cm" svg:y="0.046cm" svg:width="16.029cm" svg:height="4.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axis chart:dimension="z" chart:name="primary-z" chart:style-name="ch7"/>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rmal(temps réel)</text:p>
              </table:table-cell>
              <table:table-cell office:value-type="string">
                <text:p>1 copie(temps réel)</text:p>
              </table:table-cell>
              <table:table-cell office:value-type="string">
                <text:p>Normal(temps système)</text:p>
              </table:table-cell>
              <table:table-cell office:value-type="string">
                <text:p>1 copie(temps système)</text:p>
              </table:table-cell>
            </table:table-row>
          </table:table-header-rows>
          <table:table-rows>
            <table:table-row>
              <table:table-cell office:value-type="string">
                <text:p>1 écrivain/lecteur</text:p>
              </table:table-cell>
              <table:table-cell office:value-type="float" office:value="0.015">
                <text:p>0.015</text:p>
              </table:table-cell>
              <table:table-cell office:value-type="float" office:value="0.016">
                <text:p>0.016</text:p>
              </table:table-cell>
              <table:table-cell office:value-type="float" office:value="0.012">
                <text:p>0.012</text:p>
              </table:table-cell>
              <table:table-cell office:value-type="float" office:value="0.02">
                <text:p>0.02</text:p>
              </table:table-cell>
            </table:table-row>
            <table:table-row>
              <table:table-cell office:value-type="string">
                <text:p>10 écrivains/lecteurs</text:p>
              </table:table-cell>
              <table:table-cell office:value-type="float" office:value="0.271">
                <text:p>0.271</text:p>
              </table:table-cell>
              <table:table-cell office:value-type="float" office:value="0.27">
                <text:p>0.27</text:p>
              </table:table-cell>
              <table:table-cell office:value-type="float" office:value="0.556">
                <text:p>0.556</text:p>
              </table:table-cell>
              <table:table-cell office:value-type="float" office:value="0.5">
                <text:p>0.5</text:p>
              </table:table-cell>
            </table:table-row>
            <table:table-row>
              <table:table-cell office:value-type="string">
                <text:p>100 écrivains/lecteurs</text:p>
              </table:table-cell>
              <table:table-cell office:value-type="float" office:value="0.304">
                <text:p>0.304</text:p>
              </table:table-cell>
              <table:table-cell office:value-type="float" office:value="0.306">
                <text:p>0.306</text:p>
              </table:table-cell>
              <table:table-cell office:value-type="float" office:value="0.568">
                <text:p>0.568</text:p>
              </table:table-cell>
              <table:table-cell office:value-type="float" office:value="0.552">
                <text:p>0.552</text:p>
              </table:table-cell>
            </table:table-row>
            <table:table-row>
              <table:table-cell office:value-type="string">
                <text:p>1000 écrivains/lecteurs</text:p>
              </table:table-cell>
              <table:table-cell office:value-type="float" office:value="0.442">
                <text:p>0.442</text:p>
              </table:table-cell>
              <table:table-cell office:value-type="float" office:value="0.416">
                <text:p>0.416</text:p>
              </table:table-cell>
              <table:table-cell office:value-type="float" office:value="0.66">
                <text:p>0.66</text:p>
              </table:table-cell>
              <table:table-cell office:value-type="float" office:value="0.58">
                <text:p>0.5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VersionList.xml><?xml version="1.0" encoding="utf-8"?>
<VL:version-list xmlns:dc="http://purl.org/dc/elements/1.1/" xmlns:VL="http://openoffice.org/2001/versions-list">
  <VL:version-entry VL:title="Version1" VL:comment="Page de garde" VL:creator="Luxon Jean-Pierre" dc:date-time="2016-05-05T16:53:07"/>
  <VL:version-entry VL:title="Version2" VL:comment="Page de garde 2" VL:creator="Luxon Jean-Pierre" dc:date-time="2016-05-05T16:55:01"/>
  <VL:version-entry VL:title="Version3" VL:comment="structure 1" VL:creator="Luxon Jean-Pierre" dc:date-time="2016-05-05T17:31:19"/>
  <VL:version-entry VL:title="Version4" VL:comment="structure 2" VL:creator="Luxon Jean-Pierre" dc:date-time="2016-05-05T17:33:05"/>
  <VL:version-entry VL:title="Version5" VL:comment="structure 3 (beta)" VL:creator="Luxon Jean-Pierre" dc:date-time="2016-05-05T17:36:27"/>
  <VL:version-entry VL:title="Version6" VL:comment="Semantique canal min 1" VL:creator="Luxon Jean-Pierre" dc:date-time="2016-05-05T18:27:56"/>
  <VL:version-entry VL:title="Version7" VL:comment="Sémantique canal  min 2&#10;" VL:creator="Luxon Jean-Pierre" dc:date-time="2016-05-05T18:29:51"/>
  <VL:version-entry VL:title="Version8" VL:comment="struct 1" VL:creator="Luxon Jean-Pierre" dc:date-time="2016-05-05T18:53:19"/>
  <VL:version-entry VL:title="Version9" VL:comment="struct 2" VL:creator="Luxon Jean-Pierre" dc:date-time="2016-05-05T18:57:06"/>
  <VL:version-entry VL:title="Version10" VL:comment="Diagramme 1" VL:creator="Luxon Jean-Pierre" dc:date-time="2016-05-07T11:41:56"/>
  <VL:version-entry VL:title="Version11" VL:comment="Diagramme 2 facteur" VL:creator="Luxon Jean-Pierre" dc:date-time="2016-05-07T13:53:14"/>
  <VL:version-entry VL:title="Version12" VL:comment="Diagramme 22 correction" VL:creator="Luxon Jean-Pierre" dc:date-time="2016-05-07T13:55:50"/>
  <VL:version-entry VL:title="Version13" VL:comment="complément canal" VL:creator="Luxon Jean-Pierre" dc:date-time="2016-05-07T14:04:16"/>
  <VL:version-entry VL:title="Version14" VL:comment="canaux globaux 1" VL:creator="Luxon Jean-Pierre" dc:date-time="2016-05-07T15:08:53"/>
  <VL:version-entry VL:title="Version15" VL:comment="canaux globaux 2" VL:creator="Luxon Jean-Pierre" dc:date-time="2016-05-07T15:33:09"/>
  <VL:version-entry VL:title="Version16" VL:comment="canaux globaux 3" VL:creator="Luxon Jean-Pierre" dc:date-time="2016-05-07T16:16:23"/>
  <VL:version-entry VL:title="Version17" VL:comment="canaux globaux OK" VL:creator="Luxon Jean-Pierre" dc:date-time="2016-05-07T16:25:10"/>
  <VL:version-entry VL:title="Version18" VL:comment="sync 1" VL:creator="Luxon Jean-Pierre" dc:date-time="2016-05-15T19:19:49"/>
  <VL:version-entry VL:title="Version19" VL:comment="sync 2&#10;" VL:creator="Luxon Jean-Pierre" dc:date-time="2016-05-15T19:30:07"/>
  <VL:version-entry VL:title="Version20" VL:comment="synv 3" VL:creator="Luxon Jean-Pierre" dc:date-time="2016-05-15T20:19:33"/>
  <VL:version-entry VL:title="Version21" VL:comment="canaux min re" VL:creator="Luxon Jean-Pierre" dc:date-time="2016-05-16T12:30:16"/>
  <VL:version-entry VL:title="Version22" VL:comment="canuxu min re 2" VL:creator="Luxon Jean-Pierre" dc:date-time="2016-05-16T13:00:10"/>
  <VL:version-entry VL:title="Version23" VL:comment="canaux min re 3" VL:creator="Luxon Jean-Pierre" dc:date-time="2016-05-16T13:00:39"/>
  <VL:version-entry VL:title="Version24" VL:comment="canaux globaux re" VL:creator="Luxon Jean-Pierre" dc:date-time="2016-05-16T13:04:41"/>
  <VL:version-entry VL:title="Version25" VL:comment="Correction Mise en page" VL:creator="Luxon Jean-Pierre" dc:date-time="2016-05-16T13:10:37"/>
  <VL:version-entry VL:title="Version26" VL:comment="lots 1" VL:creator="Luxon Jean-Pierre" dc:date-time="2016-05-16T13:35:11"/>
  <VL:version-entry VL:title="Version27" VL:comment="Correction + lots 2" VL:creator="Luxon Jean-Pierre" dc:date-time="2016-05-16T14:11:38"/>
  <VL:version-entry VL:title="Version28" VL:comment="cond test sync + mise en page" VL:creator="Luxon Jean-Pierre" dc:date-time="2016-05-16T14:17:00"/>
  <VL:version-entry VL:title="Version29" VL:comment="Canaux lots OK" VL:creator="Luxon Jean-Pierre" dc:date-time="2016-05-16T15:46:04"/>
  <VL:version-entry VL:title="Version30" VL:comment="1 copie 1" VL:creator="Luxon Jean-Pierre" dc:date-time="2016-05-16T16:02:56"/>
  <VL:version-entry VL:title="Version31" VL:comment="1 copie 2" VL:creator="Luxon Jean-Pierre" dc:date-time="2016-05-16T16:24:21"/>
  <VL:version-entry VL:title="Version32" VL:comment=" 1 copie 3" VL:creator="Luxon Jean-Pierre" dc:date-time="2016-05-16T16:54:42"/>
  <VL:version-entry VL:title="Version33" VL:comment="1 copie 4" VL:creator="Luxon Jean-Pierre" dc:date-time="2016-05-16T17:49:22"/>
  <VL:version-entry VL:title="Version34" VL:comment="sommaire mise à jour" VL:creator="Luxon Jean-Pierre" dc:date-time="2016-05-16T17:50:34"/>
  <VL:version-entry VL:title="Version35" VL:comment="Petite correction" VL:creator="Luxon Jean-Pierre" dc:date-time="2016-05-16T17:55:14"/>
  <VL:version-entry VL:title="Version36" VL:comment="non-bloquant perf" VL:creator="Luxon Jean-Pierre" dc:date-time="2016-05-16T18:21:33"/>
  <VL:version-entry VL:title="Version37" VL:comment="Compatibilité" VL:creator="Luxon Jean-Pierre" dc:date-time="2016-05-16T19:00:33"/>
  <VL:version-entry VL:title="Version38" VL:comment="compatibilité 2" VL:creator="Luxon Jean-Pierre" dc:date-time="2016-05-16T21:42:16"/>
  <VL:version-entry VL:title="Version39" VL:comment="Bientot la fin" VL:creator="Luxon Jean-Pierre" dc:date-time="2016-05-16T21:54:18"/>
  <VL:version-entry VL:title="Version40" VL:comment="beta 1" VL:creator="Luxon Jean-Pierre" dc:date-time="2016-05-16T22:14:44"/>
  <VL:version-entry VL:title="Version41" VL:comment="beta 2" VL:creator="Luxon Jean-Pierre" dc:date-time="2016-05-16T22:17:39"/>
  <VL:version-entry VL:title="Version42" VL:comment="beta 3" VL:creator="Luxon Jean-Pierre" dc:date-time="2016-05-16T23:07:52"/>
  <VL:version-entry VL:title="Version43" VL:comment="RC 1" VL:creator="Luxon Jean-Pierre" dc:date-time="2016-05-16T23:32:06"/>
  <VL:version-entry VL:title="Version44" VL:comment="RC 2" VL:creator="Luxon Jean-Pierre" dc:date-time="2016-05-16T23:51:24"/>
  <VL:version-entry VL:title="Version45" VL:comment="RC 3" VL:creator="Luxon Jean-Pierre" dc:date-time="2016-05-16T23:56:06"/>
</VL:version-list>
</file>